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3cm" fo:min-width="7.6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231f20" style:font-name="Arial1" fo:font-size="10pt" fo:font-style="italic" style:font-size-asian="10pt" style:font-name-complex="Arial1" style:font-size-complex="10pt" style:font-style-complex="italic"/>
    </style:style>
    <style:style style:name="T2" style:family="text">
      <style:text-properties fo:color="#231f20" style:font-name="Arial1" fo:font-size="11pt" fo:font-style="italic" style:font-size-asian="11pt" style:font-name-complex="Arial1" style:font-size-complex="11pt" style:font-style-complex="italic"/>
    </style:style>
    <style:style style:name="T3" style:family="text">
      <style:text-properties fo:color="#231f20" style:font-name="TimesNewRoman1" fo:font-size="10pt" style:font-size-asian="10pt" style:font-name-complex="TimesNewRoman1" style:font-size-complex="10pt"/>
    </style:style>
    <style:style style:name="T4" style:family="text">
      <style:text-properties fo:color="#231f20" style:font-name="TimesNewRoman1" fo:font-size="5.80000019073486pt" style:font-size-asian="5.80000019073486pt" style:font-name-complex="TimesNewRoman1" style:font-size-complex="5.80000019073486pt"/>
    </style:style>
    <style:style style:name="T5" style:family="text">
      <style:text-properties fo:color="#231f2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231f20" style:font-name="Arial1" fo:font-size="20pt" fo:font-style="italic" fo:font-weight="bold" style:font-size-asian="20pt" style:font-name-complex="Arial1" style:font-size-complex="20pt" style:font-style-complex="italic" style:font-weight-complex="bold"/>
    </style:style>
    <style:style style:name="T7" style:family="text">
      <style:text-properties fo:color="#231f20" style:font-name="TimesNewRomanPS1" fo:font-size="12pt" fo:font-style="italic" style:font-size-asian="12pt" style:font-name-complex="TimesNewRomanPS1" style:font-size-complex="12pt" style:font-style-complex="italic"/>
    </style:style>
    <style:style style:name="T8" style:family="text">
      <style:text-properties fo:color="#231f20" style:font-name="TimesNewRoman1" fo:font-size="8pt" style:font-size-asian="8pt" style:font-name-complex="TimesNewRoman1" style:font-size-complex="8pt"/>
    </style:style>
    <style:style style:name="T9" style:family="text">
      <style:text-properties fo:color="#231f20" style:font-name="TimesNewRomanPS1" fo:font-size="8pt" fo:font-style="italic" style:font-size-asian="8pt" style:font-name-complex="TimesNewRomanPS1" style:font-size-complex="8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231f20" style:font-name="TimesNewRomanPS1" fo:font-size="10pt" fo:font-style="italic" fo:font-weight="bold" style:font-size-asian="10pt" style:font-name-complex="TimesNewRomanPS1" style:font-size-complex="10pt" style:font-style-complex="italic" style:font-weight-complex="bold"/>
    </style:style>
    <style:style style:name="T12" style:family="text">
      <style:text-properties fo:color="#231f20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231f20" style:font-name="Arial1" fo:font-size="10pt" fo:font-weight="bold" style:font-size-asian="10pt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799cm" svg:y1="25.807cm" svg:x2="19.299cm" svg:y2="25.807cm">
          <text:p/>
        </draw:line>
        <draw:frame draw:style-name="gr2" draw:text-style-name="P3" draw:layer="layout" svg:width="7.118cm" svg:height="0.395cm" svg:x="1.8cm" svg:y="26.047cm">
          <draw:text-box>
            <text:p text:style-name="P2"><text:span text:style-name="T1">Volumen 81, No. 5, Septiembre-Octubre 2013</text:span></text:p>
          </draw:text-box>
        </draw:frame>
        <draw:frame draw:style-name="gr3" draw:text-style-name="P4" draw:layer="layout" svg:width="0.387cm" svg:height="0.433cm" svg:x="8.964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42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69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96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23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5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771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7.041cm" svg:y="26.015cm">
          <draw:text-box>
            <text:p text:style-name="P2"><text:span text:style-name="T2"><text:s/></text:span></text:p>
          </draw:text-box>
        </draw:frame>
        <draw:line draw:style-name="gr1" draw:text-style-name="P1" draw:layer="layout" svg:x1="1.799cm" svg:y1="1.707cm" svg:x2="19.299cm" svg:y2="1.707cm">
          <text:p/>
        </draw:line>
        <draw:frame draw:style-name="gr3" draw:text-style-name="P4" draw:layer="layout" svg:width="0.65cm" svg:height="0.433cm" svg:x="18.653cm" svg:y="26.015cm">
          <draw:text-box>
            <text:p text:style-name="P2"><text:span text:style-name="T2">365</text:span></text:p>
          </draw:text-box>
        </draw:frame>
        <draw:frame draw:style-name="gr3" draw:text-style-name="P4" draw:layer="layout" svg:width="4.265cm" svg:height="0.433cm" svg:x="15.051cm" svg:y="1.065cm">
          <draw:text-box>
            <text:p text:style-name="P2"><text:span text:style-name="T2">Cir Cir 2013;81:365-367.</text:span></text:p>
          </draw:text-box>
        </draw:frame>
        <draw:frame draw:style-name="gr2" draw:text-style-name="P3" draw:layer="layout" svg:width="8.469cm" svg:height="0.39cm" svg:x="1.8cm" svg:y="6.607cm">
          <draw:text-box>
            <text:p text:style-name="P2"><text:span text:style-name="T3">El magnesio es el segundo catión intracelular más abundan-</text:span></text:p>
          </draw:text-box>
        </draw:frame>
        <draw:frame draw:style-name="gr2" draw:text-style-name="P3" draw:layer="layout" svg:width="8.325cm" svg:height="0.39cm" svg:x="1.8cm" svg:y="7.031cm">
          <draw:text-box>
            <text:p text:style-name="P2"><text:span text:style-name="T3">te en las células vivas después del potasio. La mayor parte </text:span></text:p>
          </draw:text-box>
        </draw:frame>
        <draw:frame draw:style-name="gr2" draw:text-style-name="P3" draw:layer="layout" svg:width="8.062cm" svg:height="0.39cm" svg:x="1.8cm" svg:y="7.454cm">
          <draw:text-box>
            <text:p text:style-name="P2"><text:span text:style-name="T3">del magnesio que se encuentra en el cuerpo de los huma-</text:span></text:p>
          </draw:text-box>
        </draw:frame>
        <draw:frame draw:style-name="gr2" draw:text-style-name="P3" draw:layer="layout" svg:width="8.27cm" svg:height="0.39cm" svg:x="1.8cm" svg:y="7.877cm">
          <draw:text-box>
            <text:p text:style-name="P2"><text:span text:style-name="T3">nos adultos se distribuye en el compartimento intracelular </text:span></text:p>
          </draw:text-box>
        </draw:frame>
        <draw:frame draw:style-name="gr2" draw:text-style-name="P3" draw:layer="layout" svg:width="6.001cm" svg:height="0.39cm" svg:x="1.8cm" svg:y="8.301cm">
          <draw:text-box>
            <text:p text:style-name="P2"><text:span text:style-name="T3">(99%), y sólo 1% en el fluido extracelular.</text:span></text:p>
          </draw:text-box>
        </draw:frame>
        <draw:frame draw:style-name="gr4" draw:text-style-name="P5" draw:layer="layout" svg:width="0.204cm" svg:height="0.225cm" svg:x="7.868cm" svg:y="8.316cm">
          <draw:text-box>
            <text:p text:style-name="P2"><text:span text:style-name="T4">1 </text:span></text:p>
          </draw:text-box>
        </draw:frame>
        <draw:frame draw:style-name="gr2" draw:text-style-name="P3" draw:layer="layout" svg:width="2.39cm" svg:height="0.39cm" svg:x="8.021cm" svg:y="8.301cm">
          <draw:text-box>
            <text:p text:style-name="P2"><text:span text:style-name="T3">El ion magnesio </text:span></text:p>
          </draw:text-box>
        </draw:frame>
        <draw:frame draw:style-name="gr2" draw:text-style-name="P3" draw:layer="layout" svg:width="8.037cm" svg:height="0.39cm" svg:x="1.8cm" svg:y="8.724cm">
          <draw:text-box>
            <text:p text:style-name="P2"><text:span text:style-name="T3">tiene un papel clave en la regulación de los efectos de la </text:span></text:p>
          </draw:text-box>
        </draw:frame>
        <draw:frame draw:style-name="gr2" draw:text-style-name="P3" draw:layer="layout" svg:width="8.177cm" svg:height="0.39cm" svg:x="1.8cm" svg:y="9.147cm">
          <draw:text-box>
            <text:p text:style-name="P2"><text:span text:style-name="T3">insulina y en la captación celular de glucosa mediada por </text:span></text:p>
          </draw:text-box>
        </draw:frame>
        <draw:frame draw:style-name="gr2" draw:text-style-name="P3" draw:layer="layout" svg:width="8.486cm" svg:height="0.39cm" svg:x="1.8cm" svg:y="9.571cm">
          <draw:text-box>
            <text:p text:style-name="P2"><text:span text:style-name="T3">la insulina. El magnesio es un cofactor necesario en más de </text:span></text:p>
          </draw:text-box>
        </draw:frame>
        <draw:frame draw:style-name="gr2" draw:text-style-name="P3" draw:layer="layout" svg:width="8.422cm" svg:height="0.39cm" svg:x="1.8cm" svg:y="9.994cm">
          <draw:text-box>
            <text:p text:style-name="P2"><text:span text:style-name="T3">300 reacciones enzimáticas que incluyen todas las enzimas </text:span></text:p>
          </draw:text-box>
        </draw:frame>
        <draw:frame draw:style-name="gr2" draw:text-style-name="P3" draw:layer="layout" svg:width="8.668cm" svg:height="0.39cm" svg:x="1.8cm" svg:y="10.417cm">
          <draw:text-box>
            <text:p text:style-name="P2"><text:span text:style-name="T3">determinantes <text:s/>de <text:s/>la <text:s/>velocidad <text:s/>de <text:s/>la <text:s/>glicólisis, <text:s/>específica-</text:span></text:p>
          </draw:text-box>
        </draw:frame>
        <draw:frame draw:style-name="gr2" draw:text-style-name="P3" draw:layer="layout" svg:width="8.27cm" svg:height="0.39cm" svg:x="1.8cm" svg:y="10.841cm">
          <draw:text-box>
            <text:p text:style-name="P2"><text:span text:style-name="T3">mente en los procesos de fosforilación y en las reacciones </text:span></text:p>
          </draw:text-box>
        </draw:frame>
        <draw:frame draw:style-name="gr2" draw:text-style-name="P3" draw:layer="layout" svg:width="8.232cm" svg:height="0.39cm" svg:x="1.8cm" svg:y="11.264cm">
          <draw:text-box>
            <text:p text:style-name="P2"><text:span text:style-name="T3">que implican la utilización y transferencia de adenosin tri-</text:span></text:p>
          </draw:text-box>
        </draw:frame>
        <draw:frame draw:style-name="gr2" draw:text-style-name="P3" draw:layer="layout" svg:width="8.261cm" svg:height="0.39cm" svg:x="1.8cm" svg:y="11.687cm">
          <draw:text-box>
            <text:p text:style-name="P2"><text:span text:style-name="T3">fosfato. La deficiencia de magnesio puede resultar en tras-</text:span></text:p>
          </draw:text-box>
        </draw:frame>
        <draw:frame draw:style-name="gr2" draw:text-style-name="P3" draw:layer="layout" svg:width="8.202cm" svg:height="0.39cm" svg:x="1.8cm" svg:y="12.111cm">
          <draw:text-box>
            <text:p text:style-name="P2"><text:span text:style-name="T3">tornos de la actividad de la tirosina cinasa del receptor de </text:span></text:p>
          </draw:text-box>
        </draw:frame>
        <draw:frame draw:style-name="gr2" draw:text-style-name="P3" draw:layer="layout" svg:width="8.49cm" svg:height="0.39cm" svg:x="1.8cm" svg:y="12.534cm">
          <draw:text-box>
            <text:p text:style-name="P2"><text:span text:style-name="T3">insulina, así como en la actividad de otras proteínas cinasas </text:span></text:p>
          </draw:text-box>
        </draw:frame>
        <draw:frame draw:style-name="gr2" draw:text-style-name="P3" draw:layer="layout" svg:width="8.824cm" svg:height="0.39cm" svg:x="1.8cm" svg:y="12.957cm">
          <draw:text-box>
            <text:p text:style-name="P2"><text:span text:style-name="T3">de <text:s/>la <text:s/>señal <text:s/>intracelular <text:s/>de <text:s/>la <text:s/>insulina, <text:s/>evento <text:s/>relacionado </text:span></text:p>
          </draw:text-box>
        </draw:frame>
        <draw:frame draw:style-name="gr2" draw:text-style-name="P3" draw:layer="layout" svg:width="8.287cm" svg:height="0.39cm" svg:x="1.8cm" svg:y="13.381cm">
          <draw:text-box>
            <text:p text:style-name="P2"><text:span text:style-name="T3">con la resistencia post-receptorial <text:s/>de insulina y con la dis-</text:span></text:p>
          </draw:text-box>
        </draw:frame>
        <draw:frame draw:style-name="gr2" draw:text-style-name="P3" draw:layer="layout" svg:width="8.045cm" svg:height="0.39cm" svg:x="1.8cm" svg:y="13.804cm">
          <draw:text-box>
            <text:p text:style-name="P2"><text:span text:style-name="T3">minución <text:s/>en <text:s/>la <text:s/>utilización <text:s/>de <text:s/>glucosa <text:s/>en <text:s/>las <text:s/>células.</text:span></text:p>
          </draw:text-box>
        </draw:frame>
        <draw:frame draw:style-name="gr4" draw:text-style-name="P5" draw:layer="layout" svg:width="0.204cm" svg:height="0.225cm" svg:x="9.726cm" svg:y="13.82cm">
          <draw:text-box>
            <text:p text:style-name="P2"><text:span text:style-name="T4">1</text:span></text:p>
          </draw:text-box>
        </draw:frame>
        <draw:frame draw:style-name="gr2" draw:text-style-name="P3" draw:layer="layout" svg:width="0.641cm" svg:height="0.39cm" svg:x="9.83cm" svg:y="13.804cm">
          <draw:text-box>
            <text:p text:style-name="P2"><text:span text:style-name="T3"><text:s text:c="2"/></text:span><text:span text:style-name="T3">La </text:span></text:p>
          </draw:text-box>
        </draw:frame>
        <draw:frame draw:style-name="gr2" draw:text-style-name="P3" draw:layer="layout" svg:width="8.363cm" svg:height="0.39cm" svg:x="1.8cm" svg:y="14.227cm">
          <draw:text-box>
            <text:p text:style-name="P2"><text:span text:style-name="T3">concentración de magnesio intracelular se encuentra en va-</text:span></text:p>
          </draw:text-box>
        </draw:frame>
        <draw:frame draw:style-name="gr2" draw:text-style-name="P3" draw:layer="layout" svg:width="8.321cm" svg:height="0.39cm" svg:x="1.8cm" svg:y="14.651cm">
          <draw:text-box>
            <text:p text:style-name="P2"><text:span text:style-name="T3">lores de entre 100 y 300 nmol/L, que son los cercanos a la </text:span></text:p>
          </draw:text-box>
        </draw:frame>
        <draw:frame draw:style-name="gr2" draw:text-style-name="P3" draw:layer="layout" svg:width="8.202cm" svg:height="0.39cm" svg:x="1.8cm" svg:y="15.074cm">
          <draw:text-box>
            <text:p text:style-name="P2"><text:span text:style-name="T3">constante de disociación de numerosos sistemas enzimáti-</text:span></text:p>
          </draw:text-box>
        </draw:frame>
        <draw:frame draw:style-name="gr2" draw:text-style-name="P3" draw:layer="layout" svg:width="8.469cm" svg:height="0.39cm" svg:x="1.8cm" svg:y="15.497cm">
          <draw:text-box>
            <text:p text:style-name="P2"><text:span text:style-name="T3">cos que utilizan adenosin trifosfato o transferencia de fosfa-</text:span></text:p>
          </draw:text-box>
        </draw:frame>
        <draw:frame draw:style-name="gr2" draw:text-style-name="P3" draw:layer="layout" svg:width="8.342cm" svg:height="0.39cm" svg:x="1.8cm" svg:y="15.921cm">
          <draw:text-box>
            <text:p text:style-name="P2"><text:span text:style-name="T3">to, lo que confirma la importancia clínica de la deficiencia </text:span></text:p>
          </draw:text-box>
        </draw:frame>
        <draw:frame draw:style-name="gr2" draw:text-style-name="P3" draw:layer="layout" svg:width="1.958cm" svg:height="0.39cm" svg:x="1.8cm" svg:y="16.344cm">
          <draw:text-box>
            <text:p text:style-name="P2"><text:span text:style-name="T3">de magnesio. </text:span></text:p>
          </draw:text-box>
        </draw:frame>
        <draw:frame draw:style-name="gr2" draw:text-style-name="P3" draw:layer="layout" svg:width="8.024cm" svg:height="0.39cm" svg:x="2.2cm" svg:y="16.767cm">
          <draw:text-box>
            <text:p text:style-name="P2"><text:span text:style-name="T3">La captación tisular de magnesio también la regula la in-</text:span></text:p>
          </draw:text-box>
        </draw:frame>
        <draw:frame draw:style-name="gr2" draw:text-style-name="P3" draw:layer="layout" svg:width="8.329cm" svg:height="0.39cm" svg:x="1.8cm" svg:y="17.191cm">
          <draw:text-box>
            <text:p text:style-name="P2"><text:span text:style-name="T3">sulina; la alteración de este proceso favorece la resistencia </text:span></text:p>
          </draw:text-box>
        </draw:frame>
        <draw:frame draw:style-name="gr2" draw:text-style-name="P3" draw:layer="layout" svg:width="8.646cm" svg:height="0.39cm" svg:x="1.8cm" svg:y="17.614cm">
          <draw:text-box>
            <text:p text:style-name="P2"><text:span text:style-name="T3">post-receptorial <text:s/>de <text:s/>insulina, <text:s/>que <text:s/>se <text:s/>observa <text:s/>en <text:s/>pacientes </text:span></text:p>
          </draw:text-box>
        </draw:frame>
        <draw:frame draw:style-name="gr2" draw:text-style-name="P3" draw:layer="layout" svg:width="8.875cm" svg:height="0.39cm" svg:x="1.8cm" svg:y="18.037cm">
          <draw:text-box>
            <text:p text:style-name="P2"><text:span text:style-name="T3">con <text:s/>diabetes <text:s/>mellitus <text:s/>tipo <text:s/>2 <text:s/>y <text:s/>en <text:s/>el <text:s/>síndrome <text:s/>metabólico </text:span></text:p>
          </draw:text-box>
        </draw:frame>
        <draw:frame draw:style-name="gr2" draw:text-style-name="P3" draw:layer="layout" svg:width="8.287cm" svg:height="0.39cm" svg:x="10.75cm" svg:y="6.607cm">
          <draw:text-box>
            <text:p text:style-name="P2"><text:span text:style-name="T3">que pueden causar o exacerbar la deficiencia de magnesio </text:span></text:p>
          </draw:text-box>
        </draw:frame>
        <draw:frame draw:style-name="gr2" draw:text-style-name="P3" draw:layer="layout" svg:width="1.763cm" svg:height="0.39cm" svg:x="10.75cm" svg:y="7.031cm">
          <draw:text-box>
            <text:p text:style-name="P2"><text:span text:style-name="T3">intracelular. </text:span></text:p>
          </draw:text-box>
        </draw:frame>
        <draw:frame draw:style-name="gr2" draw:text-style-name="P3" draw:layer="layout" svg:width="7.94cm" svg:height="0.39cm" svg:x="11.15cm" svg:y="7.454cm">
          <draw:text-box>
            <text:p text:style-name="P2"><text:span text:style-name="T3">La hipótesis de que las alteraciones del metabolismo de </text:span></text:p>
          </draw:text-box>
        </draw:frame>
        <draw:frame draw:style-name="gr2" draw:text-style-name="P3" draw:layer="layout" svg:width="8.63cm" svg:height="0.39cm" svg:x="10.75cm" svg:y="7.877cm">
          <draw:text-box>
            <text:p text:style-name="P2"><text:span text:style-name="T3">magnesio <text:s/>pueden <text:s/>inducir <text:s/>o <text:s/>exacerbar <text:s/>la <text:s/>resistencia <text:s/>post-</text:span></text:p>
          </draw:text-box>
        </draw:frame>
        <draw:frame draw:style-name="gr2" draw:text-style-name="P3" draw:layer="layout" svg:width="8.481cm" svg:height="0.39cm" svg:x="10.75cm" svg:y="8.301cm">
          <draw:text-box>
            <text:p text:style-name="P2"><text:span text:style-name="T3">receptorial <text:s/>de <text:s/>insulina <text:s/>la <text:s/>confirmaron <text:s/>los <text:s/>resultados <text:s/>de </text:span></text:p>
          </draw:text-box>
        </draw:frame>
        <draw:frame draw:style-name="gr2" draw:text-style-name="P3" draw:layer="layout" svg:width="8.409cm" svg:height="0.39cm" svg:x="10.75cm" svg:y="8.724cm">
          <draw:text-box>
            <text:p text:style-name="P2"><text:span text:style-name="T3">estudios efectuados en humanos y en modelos animales ex-</text:span></text:p>
          </draw:text-box>
        </draw:frame>
        <draw:frame draw:style-name="gr2" draw:text-style-name="P3" draw:layer="layout" svg:width="8.312cm" svg:height="0.39cm" svg:x="10.75cm" svg:y="9.147cm">
          <draw:text-box>
            <text:p text:style-name="P2"><text:span text:style-name="T3">perimentales a quienes se alimentó con una dieta pobre en </text:span></text:p>
          </draw:text-box>
        </draw:frame>
        <draw:frame draw:style-name="gr2" draw:text-style-name="P3" draw:layer="layout" svg:width="8.295cm" svg:height="0.39cm" svg:x="10.75cm" svg:y="9.571cm">
          <draw:text-box>
            <text:p text:style-name="P2"><text:span text:style-name="T3">magnesio y se indujo resistencia post-receptorial de insuli-</text:span></text:p>
          </draw:text-box>
        </draw:frame>
        <draw:frame draw:style-name="gr2" draw:text-style-name="P3" draw:layer="layout" svg:width="8.223cm" svg:height="0.39cm" svg:x="10.75cm" svg:y="9.994cm">
          <draw:text-box>
            <text:p text:style-name="P2"><text:span text:style-name="T3">na en los que se observó una respuesta alterada de la insu-</text:span></text:p>
          </draw:text-box>
        </draw:frame>
        <draw:frame draw:style-name="gr2" draw:text-style-name="P3" draw:layer="layout" svg:width="6.339cm" svg:height="0.39cm" svg:x="10.75cm" svg:y="10.417cm">
          <draw:text-box>
            <text:p text:style-name="P2"><text:span text:style-name="T3">lina al administrar una carga oral de glucosa.</text:span></text:p>
          </draw:text-box>
        </draw:frame>
        <draw:frame draw:style-name="gr4" draw:text-style-name="P5" draw:layer="layout" svg:width="0.204cm" svg:height="0.225cm" svg:x="17.212cm" svg:y="10.433cm">
          <draw:text-box>
            <text:p text:style-name="P2"><text:span text:style-name="T4">1</text:span></text:p>
          </draw:text-box>
        </draw:frame>
        <draw:frame draw:style-name="gr2" draw:text-style-name="P3" draw:layer="layout" svg:width="2.047cm" svg:height="0.39cm" svg:x="17.316cm" svg:y="10.417cm">
          <draw:text-box>
            <text:p text:style-name="P2"><text:span text:style-name="T3"><text:s/></text:span><text:span text:style-name="T3">También está </text:span></text:p>
          </draw:text-box>
        </draw:frame>
        <draw:frame draw:style-name="gr2" draw:text-style-name="P3" draw:layer="layout" svg:width="8.443cm" svg:height="0.39cm" svg:x="10.75cm" svg:y="10.841cm">
          <draw:text-box>
            <text:p text:style-name="P2"><text:span text:style-name="T3">demostrado que en sujetos sanos a menor concentración de </text:span></text:p>
          </draw:text-box>
        </draw:frame>
        <draw:frame draw:style-name="gr2" draw:text-style-name="P3" draw:layer="layout" svg:width="8.321cm" svg:height="0.39cm" svg:x="10.75cm" svg:y="11.264cm">
          <draw:text-box>
            <text:p text:style-name="P2"><text:span text:style-name="T3">magnesio intracelular, mayor tensión arterial y respuesta a </text:span></text:p>
          </draw:text-box>
        </draw:frame>
        <draw:frame draw:style-name="gr2" draw:text-style-name="P3" draw:layer="layout" svg:width="3.689cm" svg:height="0.39cm" svg:x="10.75cm" svg:y="11.687cm">
          <draw:text-box>
            <text:p text:style-name="P2"><text:span text:style-name="T3">una carga oral de glucosa;</text:span></text:p>
          </draw:text-box>
        </draw:frame>
        <draw:frame draw:style-name="gr4" draw:text-style-name="P5" draw:layer="layout" svg:width="0.256cm" svg:height="0.225cm" svg:x="14.56cm" svg:y="11.703cm">
          <draw:text-box>
            <text:p text:style-name="P2"><text:span text:style-name="T4">1,2</text:span></text:p>
          </draw:text-box>
        </draw:frame>
        <draw:frame draw:style-name="gr2" draw:text-style-name="P3" draw:layer="layout" svg:width="4.337cm" svg:height="0.39cm" svg:x="14.822cm" svg:y="11.687cm">
          <draw:text-box>
            <text:p text:style-name="P2"><text:span text:style-name="T3"><text:s/></text:span><text:span text:style-name="T3">esto si se cuantifica el magne-</text:span></text:p>
          </draw:text-box>
        </draw:frame>
        <draw:frame draw:style-name="gr2" draw:text-style-name="P3" draw:layer="layout" svg:width="2.199cm" svg:height="0.39cm" svg:x="10.75cm" svg:y="12.111cm">
          <draw:text-box>
            <text:p text:style-name="P2"><text:span text:style-name="T3">sio intracelular </text:span></text:p>
          </draw:text-box>
        </draw:frame>
        <draw:frame draw:style-name="gr2" draw:text-style-name="P3" draw:layer="layout" svg:width="1.077cm" svg:height="0.412cm" svg:x="12.988cm" svg:y="12.098cm">
          <draw:text-box>
            <text:p text:style-name="P2"><text:span text:style-name="T5">in situ</text:span></text:p>
          </draw:text-box>
        </draw:frame>
        <draw:frame draw:style-name="gr2" draw:text-style-name="P3" draw:layer="layout" svg:width="5.366cm" svg:height="0.39cm" svg:x="13.876cm" svg:y="12.111cm">
          <draw:text-box>
            <text:p text:style-name="P2"><text:span text:style-name="T3"><text:s/></text:span><text:span text:style-name="T3">en el cerebro, o el magnesio citoplas-</text:span></text:p>
          </draw:text-box>
        </draw:frame>
        <draw:frame draw:style-name="gr2" draw:text-style-name="P3" draw:layer="layout" svg:width="8.519cm" svg:height="0.39cm" svg:x="10.75cm" svg:y="12.534cm">
          <draw:text-box>
            <text:p text:style-name="P2"><text:span text:style-name="T3">mático libre, las concentraciones totales de magnesio en los </text:span></text:p>
          </draw:text-box>
        </draw:frame>
        <draw:frame draw:style-name="gr2" draw:text-style-name="P3" draw:layer="layout" svg:width="8.164cm" svg:height="0.39cm" svg:x="10.75cm" svg:y="12.957cm">
          <draw:text-box>
            <text:p text:style-name="P2"><text:span text:style-name="T3">eritrocitos de sangre periférica o, incluso, en el magnesio </text:span></text:p>
          </draw:text-box>
        </draw:frame>
        <draw:frame draw:style-name="gr2" draw:text-style-name="P3" draw:layer="layout" svg:width="8.151cm" svg:height="0.39cm" svg:x="10.75cm" svg:y="13.381cm">
          <draw:text-box>
            <text:p text:style-name="P2"><text:span text:style-name="T3">circulante, intracelular total, total sérico, y en el ionizado </text:span></text:p>
          </draw:text-box>
        </draw:frame>
        <draw:frame draw:style-name="gr2" draw:text-style-name="P3" draw:layer="layout" svg:width="8.333cm" svg:height="0.39cm" svg:x="10.75cm" svg:y="13.804cm">
          <draw:text-box>
            <text:p text:style-name="P2"><text:span text:style-name="T3">sérico se han encontrado reducidas en pacientes con diabe-</text:span></text:p>
          </draw:text-box>
        </draw:frame>
        <draw:frame draw:style-name="gr2" draw:text-style-name="P3" draw:layer="layout" svg:width="6.543cm" svg:height="0.39cm" svg:x="10.75cm" svg:y="14.227cm">
          <draw:text-box>
            <text:p text:style-name="P2"><text:span text:style-name="T3">tes mellitus tipo 2 o con síndrome metabólico.</text:span></text:p>
          </draw:text-box>
        </draw:frame>
        <draw:frame draw:style-name="gr4" draw:text-style-name="P5" draw:layer="layout" svg:width="0.273cm" svg:height="0.225cm" svg:x="17.438cm" svg:y="14.243cm">
          <draw:text-box>
            <text:p text:style-name="P2"><text:span text:style-name="T4">1-3</text:span></text:p>
          </draw:text-box>
        </draw:frame>
        <draw:frame draw:style-name="gr2" draw:text-style-name="P3" draw:layer="layout" svg:width="0.352cm" svg:height="0.39cm" svg:x="17.714cm" svg:y="14.2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38cm" svg:height="0.39cm" svg:x="11.15cm" svg:y="14.651cm">
          <draw:text-box>
            <text:p text:style-name="P2"><text:span text:style-name="T3">También <text:s/>se <text:s/>ha <text:s/>observado <text:s/>que <text:s/>el <text:s/>magnesio <text:s/>intracelular </text:span></text:p>
          </draw:text-box>
        </draw:frame>
        <draw:frame draw:style-name="gr2" draw:text-style-name="P3" draw:layer="layout" svg:width="8.401cm" svg:height="0.39cm" svg:x="10.75cm" svg:y="15.074cm">
          <draw:text-box>
            <text:p text:style-name="P2"><text:span text:style-name="T3">es inversamente proporcional a la glucemia en ayunas, a la </text:span></text:p>
          </draw:text-box>
        </draw:frame>
        <draw:frame draw:style-name="gr2" draw:text-style-name="P3" draw:layer="layout" svg:width="8.007cm" svg:height="0.39cm" svg:x="10.75cm" svg:y="15.497cm">
          <draw:text-box>
            <text:p text:style-name="P2"><text:span text:style-name="T3">presión arterial, a la hemoglobina glucosilada, y a la res-</text:span></text:p>
          </draw:text-box>
        </draw:frame>
        <draw:frame draw:style-name="gr2" draw:text-style-name="P3" draw:layer="layout" svg:width="8.587cm" svg:height="0.39cm" svg:x="10.75cm" svg:y="15.921cm">
          <draw:text-box>
            <text:p text:style-name="P2"><text:span text:style-name="T3">puesta glucémica e insulínica a una carga oral de glucosa en </text:span></text:p>
          </draw:text-box>
        </draw:frame>
        <draw:frame draw:style-name="gr2" draw:text-style-name="P3" draw:layer="layout" svg:width="5.514cm" svg:height="0.39cm" svg:x="10.75cm" svg:y="16.344cm">
          <draw:text-box>
            <text:p text:style-name="P2"><text:span text:style-name="T3">sujetos sanos, hipertensos y diabéticos.</text:span></text:p>
          </draw:text-box>
        </draw:frame>
        <draw:frame draw:style-name="gr4" draw:text-style-name="P5" draw:layer="layout" svg:width="0.256cm" svg:height="0.225cm" svg:x="16.385cm" svg:y="16.36cm">
          <draw:text-box>
            <text:p text:style-name="P2"><text:span text:style-name="T4">1,2</text:span></text:p>
          </draw:text-box>
        </draw:frame>
        <draw:frame draw:style-name="gr2" draw:text-style-name="P3" draw:layer="layout" svg:width="2.635cm" svg:height="0.39cm" svg:x="16.647cm" svg:y="16.344cm">
          <draw:text-box>
            <text:p text:style-name="P2"><text:span text:style-name="T3"><text:s/></text:span><text:span text:style-name="T3">El deficit de mag-</text:span></text:p>
          </draw:text-box>
        </draw:frame>
        <draw:frame draw:style-name="gr2" draw:text-style-name="P3" draw:layer="layout" svg:width="8.219cm" svg:height="0.39cm" svg:x="10.75cm" svg:y="16.767cm">
          <draw:text-box>
            <text:p text:style-name="P2"><text:span text:style-name="T3">nesio puede preceder y causar resistencia post-receptorial </text:span></text:p>
          </draw:text-box>
        </draw:frame>
        <draw:frame draw:style-name="gr2" draw:text-style-name="P3" draw:layer="layout" svg:width="6.559cm" svg:height="0.39cm" svg:x="10.75cm" svg:y="17.191cm">
          <draw:text-box>
            <text:p text:style-name="P2"><text:span text:style-name="T3">de insulina y alterar la tolerancia a la glucosa. </text:span></text:p>
          </draw:text-box>
        </draw:frame>
        <draw:frame draw:style-name="gr2" draw:text-style-name="P3" draw:layer="layout" svg:width="7.711cm" svg:height="0.39cm" svg:x="11.15cm" svg:y="17.614cm">
          <draw:text-box>
            <text:p text:style-name="P2"><text:span text:style-name="T3">Entre los mecanismos más importantes que pueden fa-</text:span></text:p>
          </draw:text-box>
        </draw:frame>
        <draw:frame draw:style-name="gr2" draw:text-style-name="P3" draw:layer="layout" svg:width="8.735cm" svg:height="0.39cm" svg:x="10.75cm" svg:y="18.037cm">
          <draw:text-box>
            <text:p text:style-name="P2"><text:span text:style-name="T3">vorecer <text:s/>el <text:s/>déficit <text:s/>de <text:s/>magnesio <text:s/>en <text:s/>pacientes <text:s/>con <text:s/>diabetes </text:span></text:p>
          </draw:text-box>
        </draw:frame>
        <draw:frame draw:style-name="gr2" draw:text-style-name="P3" draw:layer="layout" svg:width="8.16cm" svg:height="0.39cm" svg:x="10.75cm" svg:y="18.461cm">
          <draw:text-box>
            <text:p text:style-name="P2"><text:span text:style-name="T3">mellitus tipo 2 y en el síndrome metabólico están: la baja </text:span></text:p>
          </draw:text-box>
        </draw:frame>
        <draw:frame draw:style-name="gr2" draw:text-style-name="P3" draw:layer="layout" svg:width="8.278cm" svg:height="0.39cm" svg:x="10.75cm" svg:y="18.884cm">
          <draw:text-box>
            <text:p text:style-name="P2"><text:span text:style-name="T3">ingestión de magnesio y el aumento de la pérdida urinaria </text:span></text:p>
          </draw:text-box>
        </draw:frame>
        <draw:frame draw:style-name="gr2" draw:text-style-name="P3" draw:layer="layout" svg:width="8.922cm" svg:height="0.39cm" svg:x="10.75cm" svg:y="19.307cm">
          <draw:text-box>
            <text:p text:style-name="P2"><text:span text:style-name="T3">de <text:s/>éste; <text:s/>sin <text:s/>embargo, <text:s/>todo <text:s/>indica <text:s/>que <text:s/>su <text:s/>absorción <text:s/>no <text:s/>se </text:span></text:p>
          </draw:text-box>
        </draw:frame>
        <draw:frame draw:style-name="gr2" draw:text-style-name="P3" draw:layer="layout" svg:width="8.405cm" svg:height="0.39cm" svg:x="10.75cm" svg:y="19.731cm">
          <draw:text-box>
            <text:p text:style-name="P2"><text:span text:style-name="T3">afecta. La hiperinsulinemia asociada con el síndrome meta-</text:span></text:p>
          </draw:text-box>
        </draw:frame>
        <draw:frame draw:style-name="gr2" draw:text-style-name="P3" draw:layer="layout" svg:width="8.282cm" svg:height="0.39cm" svg:x="10.75cm" svg:y="20.154cm">
          <draw:text-box>
            <text:p text:style-name="P2"><text:span text:style-name="T3">bólico puede contribuir a la pérdida urinaria de magnesio, </text:span></text:p>
          </draw:text-box>
        </draw:frame>
        <draw:frame draw:style-name="gr2" draw:text-style-name="P3" draw:layer="layout" svg:width="8.773cm" svg:height="0.39cm" svg:x="10.75cm" svg:y="20.577cm">
          <draw:text-box>
            <text:p text:style-name="P2"><text:span text:style-name="T3">mientras <text:s/>que <text:s/>la <text:s/>sensibilidad <text:s/>reducida <text:s/>a <text:s/>la <text:s/>insulina <text:s/>puede </text:span></text:p>
          </draw:text-box>
        </draw:frame>
        <draw:frame draw:style-name="gr2" draw:text-style-name="P3" draw:layer="layout" svg:width="8.71cm" svg:height="0.39cm" svg:x="10.75cm" svg:y="21.001cm">
          <draw:text-box>
            <text:p text:style-name="P2"><text:span text:style-name="T3">afectar <text:s/>el <text:s/>transporte <text:s/>de <text:s/>magnesio. <text:s/>Con <text:s/>independencia <text:s/>de </text:span></text:p>
          </draw:text-box>
        </draw:frame>
        <draw:frame draw:style-name="gr2" draw:text-style-name="P3" draw:layer="layout" svg:width="8.206cm" svg:height="0.39cm" svg:x="10.75cm" svg:y="21.424cm">
          <draw:text-box>
            <text:p text:style-name="P2"><text:span text:style-name="T3">la causa del bajo contenido de magnesio, su deficit puede </text:span></text:p>
          </draw:text-box>
        </draw:frame>
        <draw:frame draw:style-name="gr2" draw:text-style-name="P3" draw:layer="layout" svg:width="8.473cm" svg:height="0.39cm" svg:x="10.75cm" svg:y="21.847cm">
          <draw:text-box>
            <text:p text:style-name="P2"><text:span text:style-name="T3">causar un trastorno adicional de resistencia post-receptorial </text:span></text:p>
          </draw:text-box>
        </draw:frame>
        <draw:frame draw:style-name="gr2" draw:text-style-name="P3" draw:layer="layout" svg:width="1.797cm" svg:height="0.39cm" svg:x="10.75cm" svg:y="22.271cm">
          <draw:text-box>
            <text:p text:style-name="P2"><text:span text:style-name="T3">a la insulina.</text:span></text:p>
          </draw:text-box>
        </draw:frame>
        <draw:frame draw:style-name="gr4" draw:text-style-name="P5" draw:layer="layout" svg:width="0.204cm" svg:height="0.225cm" svg:x="12.592cm" svg:y="22.286cm">
          <draw:text-box>
            <text:p text:style-name="P2"><text:span text:style-name="T4">1</text:span></text:p>
          </draw:text-box>
        </draw:frame>
        <draw:frame draw:style-name="gr2" draw:text-style-name="P3" draw:layer="layout" svg:width="0.352cm" svg:height="0.39cm" svg:x="12.695cm" svg:y="22.2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7.893cm" svg:height="0.39cm" svg:x="11.15cm" svg:y="22.694cm">
          <draw:text-box>
            <text:p text:style-name="P2"><text:span text:style-name="T3">Las <text:s/>alteraciones <text:s/>del <text:s/>metabolismo <text:s/>del <text:s/>magnesio <text:s/>aso-</text:span></text:p>
          </draw:text-box>
        </draw:frame>
        <draw:frame draw:style-name="gr2" draw:text-style-name="P3" draw:layer="layout" svg:width="8.194cm" svg:height="0.39cm" svg:x="10.75cm" svg:y="23.117cm">
          <draw:text-box>
            <text:p text:style-name="P2"><text:span text:style-name="T3">ciadas con el envejecimiento han demostrado que existen </text:span></text:p>
          </draw:text-box>
        </draw:frame>
        <draw:frame draw:style-name="gr2" draw:text-style-name="P3" draw:layer="layout" svg:width="8.68cm" svg:height="0.39cm" svg:x="10.75cm" svg:y="23.541cm">
          <draw:text-box>
            <text:p text:style-name="P2"><text:span text:style-name="T3">mediadores <text:s/>que <text:s/>aumentan <text:s/>la <text:s/>incidencia <text:s/>de <text:s/>enfermedades </text:span></text:p>
          </draw:text-box>
        </draw:frame>
        <draw:frame draw:style-name="gr2" draw:text-style-name="P3" draw:layer="layout" svg:width="8.371cm" svg:height="0.39cm" svg:x="10.75cm" svg:y="23.964cm">
          <draw:text-box>
            <text:p text:style-name="P2"><text:span text:style-name="T3">vasculares <text:s/>y <text:s/>metabólicas <text:s/>entre <text:s/>las <text:s/>que <text:s/>predominan: <text:s/>hi-</text:span></text:p>
          </draw:text-box>
        </draw:frame>
        <draw:frame draw:style-name="gr2" draw:text-style-name="P3" draw:layer="layout" svg:width="8.21cm" svg:height="0.39cm" svg:x="10.75cm" svg:y="24.387cm">
          <draw:text-box>
            <text:p text:style-name="P2"><text:span text:style-name="T3">pertensión arterial, aterosclerosis, diabetes mellitus tipo 2 </text:span></text:p>
          </draw:text-box>
        </draw:frame>
        <draw:frame draw:style-name="gr5" draw:text-style-name="P6" draw:layer="layout" svg:width="14.408cm" svg:height="0.788cm" svg:x="3.5cm" svg:y="2.7cm">
          <draw:text-box>
            <text:p text:style-name="P2"><text:span text:style-name="T6">Magnesio, diabetes y síndrome metabólico</text:span></text:p>
          </draw:text-box>
        </draw:frame>
        <draw:line draw:style-name="gr1" draw:text-style-name="P1" draw:layer="layout" svg:x1="1.799cm" svg:y1="19.586cm" svg:x2="10.349cm" svg:y2="19.586cm">
          <text:p/>
        </draw:line>
        <draw:frame draw:style-name="gr6" draw:text-style-name="P7" draw:layer="layout" svg:width="7.643cm" svg:height="0.673cm" svg:x="11.357cm" svg:y="4.027cm">
          <draw:text-box>
            <text:p text:style-name="P2"><text:span text:style-name="T7">Mario Barbagallo, Ligia J Domínguez</text:span></text:p>
          </draw:text-box>
        </draw:frame>
        <draw:frame draw:style-name="gr7" draw:text-style-name="P8" draw:layer="layout" svg:width="8.418cm" svg:height="0.314cm" svg:x="1.8cm" svg:y="19.844cm">
          <draw:text-box>
            <text:p text:style-name="P2"><text:span text:style-name="T8">Unidad de Geriatría, Departmento de Medicina Interna y Especialidades, </text:span></text:p>
          </draw:text-box>
        </draw:frame>
        <draw:frame draw:style-name="gr7" draw:text-style-name="P8" draw:layer="layout" svg:width="3.495cm" svg:height="0.314cm" svg:x="1.8cm" svg:y="20.197cm">
          <draw:text-box>
            <text:p text:style-name="P2"><text:span text:style-name="T8">Universidad de Palermo, Italia</text:span></text:p>
          </draw:text-box>
        </draw:frame>
        <draw:frame draw:style-name="gr7" draw:text-style-name="P8" draw:layer="layout" svg:width="2.508cm" svg:height="0.331cm" svg:x="1.8cm" svg:y="20.892cm">
          <draw:text-box>
            <text:p text:style-name="P2"><text:span text:style-name="T9">Correspondencia:</text:span></text:p>
          </draw:text-box>
        </draw:frame>
        <draw:frame draw:style-name="gr7" draw:text-style-name="P8" draw:layer="layout" svg:width="3.495cm" svg:height="0.314cm" svg:x="1.8cm" svg:y="21.255cm">
          <draw:text-box>
            <text:p text:style-name="P2"><text:span text:style-name="T8">Mario Barbagallo, MD, Ph.D, </text:span></text:p>
          </draw:text-box>
        </draw:frame>
        <draw:frame draw:style-name="gr7" draw:text-style-name="P8" draw:layer="layout" svg:width="8.392cm" svg:height="0.314cm" svg:x="1.8cm" svg:y="21.608cm">
          <draw:text-box>
            <text:p text:style-name="P2"><text:span text:style-name="T8">Geriatric Unit, Department of Internal Medicine and Medical Specialties </text:span></text:p>
          </draw:text-box>
        </draw:frame>
        <draw:frame draw:style-name="gr7" draw:text-style-name="P8" draw:layer="layout" svg:width="0.988cm" svg:height="0.314cm" svg:x="1.8cm" svg:y="21.961cm">
          <draw:text-box>
            <text:p text:style-name="P2"><text:span text:style-name="T8">(DIMIS)</text:span></text:p>
          </draw:text-box>
        </draw:frame>
        <draw:frame draw:style-name="gr7" draw:text-style-name="P8" draw:layer="layout" svg:width="3.207cm" svg:height="0.314cm" svg:x="1.8cm" svg:y="22.314cm">
          <draw:text-box>
            <text:p text:style-name="P2"><text:span text:style-name="T8">University of Palermo, Italy</text:span></text:p>
          </draw:text-box>
        </draw:frame>
        <draw:frame draw:style-name="gr7" draw:text-style-name="P8" draw:layer="layout" svg:width="4.731cm" svg:height="0.314cm" svg:x="1.8cm" svg:y="22.666cm">
          <draw:text-box>
            <text:p text:style-name="P2"><text:span text:style-name="T8">Via del Vespro 129, 90127 Palermo, Italy</text:span></text:p>
          </draw:text-box>
        </draw:frame>
        <draw:frame draw:style-name="gr7" draw:text-style-name="P8" draw:layer="layout" svg:width="5.709cm" svg:height="0.314cm" svg:x="1.8cm" svg:y="23.019cm">
          <draw:text-box>
            <text:p text:style-name="P2"><text:span text:style-name="T8">Tel.: 0039-091-6552885, Fax: 0039-091-6552952</text:span></text:p>
          </draw:text-box>
        </draw:frame>
        <draw:frame draw:style-name="gr7" draw:text-style-name="P8" draw:layer="layout" svg:width="3.084cm" svg:height="0.314cm" svg:x="1.8cm" svg:y="23.372cm">
          <draw:text-box>
            <text:p text:style-name="P2"><text:span text:style-name="T8">mario.barbagallo@unipa.it</text:span></text:p>
          </draw:text-box>
        </draw:frame>
        <draw:frame draw:style-name="gr7" draw:text-style-name="P8" draw:layer="layout" svg:width="1.416cm" svg:height="0.331cm" svg:x="1.8cm" svg:y="24.067cm">
          <draw:text-box>
            <text:p text:style-name="P2"><text:span text:style-name="T9">Recibido: </text:span></text:p>
          </draw:text-box>
        </draw:frame>
        <draw:frame draw:style-name="gr7" draw:text-style-name="P8" draw:layer="layout" svg:width="1.958cm" svg:height="0.314cm" svg:x="2.996cm" svg:y="24.078cm">
          <draw:text-box>
            <text:p text:style-name="P2"><text:span text:style-name="T8">2 de agosto 2013</text:span></text:p>
          </draw:text-box>
        </draw:frame>
        <draw:frame draw:style-name="gr7" draw:text-style-name="P8" draw:layer="layout" svg:width="1.446cm" svg:height="0.331cm" svg:x="1.8cm" svg:y="24.42cm">
          <draw:text-box>
            <text:p text:style-name="P2"><text:span text:style-name="T9">Aceptado:</text:span></text:p>
          </draw:text-box>
        </draw:frame>
        <draw:frame draw:style-name="gr7" draw:text-style-name="P8" draw:layer="layout" svg:width="2.462cm" svg:height="0.314cm" svg:x="2.985cm" svg:y="24.43cm">
          <draw:text-box>
            <text:p text:style-name="P2"><text:span text:style-name="T8">2 de septiembre 2013</text:span></text:p>
          </draw:text-box>
        </draw:frame>
        <draw:frame draw:style-name="gr8" draw:text-style-name="P9" draw:layer="layout" svg:width="10.374cm" svg:height="0.471cm" svg:x="5.326cm" svg:y="5.1cm">
          <draw:text-box>
            <text:p><text:span text:style-name="T10">http://www.medigraphic.com/pdfs/circir/cc-2013/cc135a.pdf </text:span></text:p>
          </draw:text-box>
        </draw:frame>
      </draw:page>
      <draw:page draw:name="page2" draw:style-name="dp1" draw:master-page-name="master-page44">
        <draw:line draw:style-name="gr1" draw:text-style-name="P1" draw:layer="layout" svg:x1="1.7cm" svg:y1="25.805cm" svg:x2="19.2cm" svg:y2="25.805cm">
          <text:p/>
        </draw:line>
        <draw:frame draw:style-name="gr3" draw:text-style-name="P4" draw:layer="layout" svg:width="0.76cm" svg:height="0.433cm" svg:x="1.7cm" svg:y="26.014cm">
          <draw:text-box>
            <text:p text:style-name="P2"><text:span text:style-name="T2">366 </text:span></text:p>
          </draw:text-box>
        </draw:frame>
        <draw:frame draw:style-name="gr3" draw:text-style-name="P4" draw:layer="layout" svg:width="0.387cm" svg:height="0.433cm" svg:x="2.97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4.24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5.51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6.78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8.05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32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59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86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131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401cm" svg:y="26.01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671cm" svg:y="26.014cm">
          <draw:text-box>
            <text:p text:style-name="P2"><text:span text:style-name="T2"><text:s text:c="2"/></text:span></text:p>
          </draw:text-box>
        </draw:frame>
        <draw:line draw:style-name="gr1" draw:text-style-name="P1" draw:layer="layout" svg:x1="1.7cm" svg:y1="1.707cm" svg:x2="19.2cm" svg:y2="1.707cm">
          <text:p/>
        </draw:line>
        <draw:frame draw:style-name="gr2" draw:text-style-name="P3" draw:layer="layout" svg:width="2.987cm" svg:height="0.395cm" svg:x="15.886cm" svg:y="26.045cm">
          <draw:text-box>
            <text:p text:style-name="P2"><text:span text:style-name="T1">Cirugía y Cirujanos</text:span></text:p>
          </draw:text-box>
        </draw:frame>
        <draw:frame draw:style-name="gr3" draw:text-style-name="P4" draw:layer="layout" svg:width="5.302cm" svg:height="0.433cm" svg:x="13.916cm" svg:y="1.065cm">
          <draw:text-box>
            <text:p text:style-name="P2"><text:span text:style-name="T2">Barbagallo M y Dominguez LJ.</text:span></text:p>
          </draw:text-box>
        </draw:frame>
        <draw:frame draw:style-name="gr2" draw:text-style-name="P3" draw:layer="layout" svg:width="3.943cm" svg:height="0.39cm" svg:x="1.7cm" svg:y="2.73cm">
          <draw:text-box>
            <text:p text:style-name="P2"><text:span text:style-name="T3">y <text:s/>el <text:s/>síndrome <text:s/>metabólico.</text:span></text:p>
          </draw:text-box>
        </draw:frame>
        <draw:frame draw:style-name="gr4" draw:text-style-name="P5" draw:layer="layout" svg:width="0.204cm" svg:height="0.225cm" svg:x="5.616cm" svg:y="2.746cm">
          <draw:text-box>
            <text:p text:style-name="P2"><text:span text:style-name="T4">4</text:span></text:p>
          </draw:text-box>
        </draw:frame>
        <draw:frame draw:style-name="gr2" draw:text-style-name="P3" draw:layer="layout" svg:width="4.646cm" svg:height="0.39cm" svg:x="5.721cm" svg:y="2.73cm">
          <draw:text-box>
            <text:p text:style-name="P2"><text:span text:style-name="T3"><text:s/></text:span><text:span text:style-name="T3">Así, <text:s/>la <text:s/>deficiencia <text:s/>crónica <text:s/>de </text:span></text:p>
          </draw:text-box>
        </draw:frame>
        <draw:frame draw:style-name="gr2" draw:text-style-name="P3" draw:layer="layout" svg:width="8.718cm" svg:height="0.39cm" svg:x="1.7cm" svg:y="3.154cm">
          <draw:text-box>
            <text:p text:style-name="P2"><text:span text:style-name="T3">magnesio <text:s/>es <text:s/>decisiva <text:s/>porque <text:s/>cuando <text:s/>éste <text:s/>participa <text:s/>como </text:span></text:p>
          </draw:text-box>
        </draw:frame>
        <draw:frame draw:style-name="gr2" draw:text-style-name="P3" draw:layer="layout" svg:width="8.359cm" svg:height="0.39cm" svg:x="1.7cm" svg:y="3.577cm">
          <draw:text-box>
            <text:p text:style-name="P2"><text:span text:style-name="T3">cofactor en numerosas reacciones enzimáticas que regulan </text:span></text:p>
          </draw:text-box>
        </draw:frame>
        <draw:frame draw:style-name="gr2" draw:text-style-name="P3" draw:layer="layout" svg:width="8.274cm" svg:height="0.39cm" svg:x="1.7cm" svg:y="4cm">
          <draw:text-box>
            <text:p text:style-name="P2"><text:span text:style-name="T3">el metabolismo de la glucosa no sólo puede ser una conse-</text:span></text:p>
          </draw:text-box>
        </draw:frame>
        <draw:frame draw:style-name="gr2" draw:text-style-name="P3" draw:layer="layout" svg:width="8.431cm" svg:height="0.39cm" svg:x="1.7cm" svg:y="4.424cm">
          <draw:text-box>
            <text:p text:style-name="P2"><text:span text:style-name="T3">cuencia secundaria a la diabetes, sino preceder y contribuir </text:span></text:p>
          </draw:text-box>
        </draw:frame>
        <draw:frame draw:style-name="gr2" draw:text-style-name="P3" draw:layer="layout" svg:width="8.464cm" svg:height="0.39cm" svg:x="1.7cm" svg:y="4.847cm">
          <draw:text-box>
            <text:p text:style-name="P2"><text:span text:style-name="T3">a la intolerancia a la glucosa y promover la resistencia post-</text:span></text:p>
          </draw:text-box>
        </draw:frame>
        <draw:frame draw:style-name="gr2" draw:text-style-name="P3" draw:layer="layout" svg:width="8.46cm" svg:height="0.39cm" svg:x="1.7cm" svg:y="5.27cm">
          <draw:text-box>
            <text:p text:style-name="P2"><text:span text:style-name="T3">receptorial a la insulina tisular, y alterar el tono vascular, lo </text:span></text:p>
          </draw:text-box>
        </draw:frame>
        <draw:frame draw:style-name="gr2" draw:text-style-name="P3" draw:layer="layout" svg:width="6.674cm" svg:height="0.39cm" svg:x="1.7cm" svg:y="5.694cm">
          <draw:text-box>
            <text:p text:style-name="P2"><text:span text:style-name="T3">que sugiere posibles mecanismos subyacentes. </text:span></text:p>
          </draw:text-box>
        </draw:frame>
        <draw:frame draw:style-name="gr2" draw:text-style-name="P3" draw:layer="layout" svg:width="6.178cm" svg:height="0.823cm" svg:x="1.922cm" svg:y="6.4cm">
          <draw:text-box>
            <text:p text:style-name="P2"><text:span text:style-name="T11">Magnesio y otros componentes</text:span></text:p>
            <text:p text:style-name="P2"><text:span text:style-name="T11">del síndrome metabólico</text:span></text:p>
          </draw:text-box>
        </draw:frame>
        <draw:frame draw:style-name="gr2" draw:text-style-name="P3" draw:layer="layout" svg:width="8.443cm" svg:height="0.39cm" svg:x="1.7cm" svg:y="7.664cm">
          <draw:text-box>
            <text:p text:style-name="P2"><text:span text:style-name="T3">Las alteraciones en la homeostasis del magnesio se asocian </text:span></text:p>
          </draw:text-box>
        </draw:frame>
        <draw:frame draw:style-name="gr2" draw:text-style-name="P3" draw:layer="layout" svg:width="8.79cm" svg:height="0.39cm" svg:x="1.7cm" svg:y="8.087cm">
          <draw:text-box>
            <text:p text:style-name="P2"><text:span text:style-name="T3">con <text:s/>factores <text:s/>de <text:s/>riesgo <text:s/>a <text:s/>su <text:s/>vez <text:s/>relacionados <text:s/>con <text:s/>la <text:s/>into-</text:span></text:p>
          </draw:text-box>
        </draw:frame>
        <draw:frame draw:style-name="gr2" draw:text-style-name="P3" draw:layer="layout" svg:width="8.096cm" svg:height="0.39cm" svg:x="1.7cm" svg:y="8.511cm">
          <draw:text-box>
            <text:p text:style-name="P2"><text:span text:style-name="T3">lerancia a la glucosa y el síndrome metabólico, como: hi-</text:span></text:p>
          </draw:text-box>
        </draw:frame>
        <draw:frame draw:style-name="gr2" draw:text-style-name="P3" draw:layer="layout" svg:width="8.274cm" svg:height="0.39cm" svg:x="1.7cm" svg:y="8.934cm">
          <draw:text-box>
            <text:p text:style-name="P2"><text:span text:style-name="T3">pertensión arterial, obesidad central, dislipidemia, estados </text:span></text:p>
          </draw:text-box>
        </draw:frame>
        <draw:frame draw:style-name="gr2" draw:text-style-name="P3" draw:layer="layout" svg:width="8.452cm" svg:height="0.39cm" svg:x="1.7cm" svg:y="9.357cm">
          <draw:text-box>
            <text:p text:style-name="P2"><text:span text:style-name="T3">inflamatorios crónicos y protrombóticos y estrés oxidativo. </text:span></text:p>
          </draw:text-box>
        </draw:frame>
        <draw:frame draw:style-name="gr2" draw:text-style-name="P3" draw:layer="layout" svg:width="8.041cm" svg:height="0.39cm" svg:x="2.1cm" svg:y="9.781cm">
          <draw:text-box>
            <text:p text:style-name="P2"><text:span text:style-name="T3">El ion magnesio, aunque no está directamente involucra-</text:span></text:p>
          </draw:text-box>
        </draw:frame>
        <draw:frame draw:style-name="gr2" draw:text-style-name="P3" draw:layer="layout" svg:width="8.194cm" svg:height="0.39cm" svg:x="1.7cm" svg:y="10.204cm">
          <draw:text-box>
            <text:p text:style-name="P2"><text:span text:style-name="T3">do en el proceso bioquímico de la contracción, modula el </text:span></text:p>
          </draw:text-box>
        </draw:frame>
        <draw:frame draw:style-name="gr2" draw:text-style-name="P3" draw:layer="layout" svg:width="8.236cm" svg:height="0.39cm" svg:x="1.7cm" svg:y="10.627cm">
          <draw:text-box>
            <text:p text:style-name="P2"><text:span text:style-name="T3">tono del músculo liso vascular, afecta la concentración de </text:span></text:p>
          </draw:text-box>
        </draw:frame>
        <draw:frame draw:style-name="gr2" draw:text-style-name="P3" draw:layer="layout" svg:width="8.321cm" svg:height="0.39cm" svg:x="1.7cm" svg:y="11.051cm">
          <draw:text-box>
            <text:p text:style-name="P2"><text:span text:style-name="T3">calcio, y el magnesio regula la actividad de varias bombas </text:span></text:p>
          </draw:text-box>
        </draw:frame>
        <draw:frame draw:style-name="gr2" draw:text-style-name="P3" draw:layer="layout" svg:width="8.194cm" svg:height="0.39cm" svg:x="1.7cm" svg:y="11.474cm">
          <draw:text-box>
            <text:p text:style-name="P2"><text:span text:style-name="T3">de transporte iónico en las membranas celulares que man-</text:span></text:p>
          </draw:text-box>
        </draw:frame>
        <draw:frame draw:style-name="gr2" draw:text-style-name="P3" draw:layer="layout" svg:width="8.198cm" svg:height="0.39cm" svg:x="1.7cm" svg:y="11.897cm">
          <draw:text-box>
            <text:p text:style-name="P2"><text:span text:style-name="T3">tienen las concentraciones críticas citosólicas del calcio y </text:span></text:p>
          </draw:text-box>
        </draw:frame>
        <draw:frame draw:style-name="gr2" draw:text-style-name="P3" draw:layer="layout" svg:width="8.198cm" svg:height="0.39cm" svg:x="1.7cm" svg:y="12.321cm">
          <draw:text-box>
            <text:p text:style-name="P2"><text:span text:style-name="T3">del sodio, que afectan la tensión basal, el tono vascular, y </text:span></text:p>
          </draw:text-box>
        </draw:frame>
        <draw:frame draw:style-name="gr2" draw:text-style-name="P3" draw:layer="layout" svg:width="8.435cm" svg:height="0.39cm" svg:x="1.7cm" svg:y="12.744cm">
          <draw:text-box>
            <text:p text:style-name="P2"><text:span text:style-name="T3">la <text:s/>capacidad <text:s/>de <text:s/>respuesta <text:s/>a <text:s/>diferentes <text:s/>agentes <text:s/>presores.</text:span></text:p>
          </draw:text-box>
        </draw:frame>
        <draw:frame draw:style-name="gr4" draw:text-style-name="P5" draw:layer="layout" svg:width="0.204cm" svg:height="0.225cm" svg:x="10.148cm" svg:y="12.759cm">
          <draw:text-box>
            <text:p text:style-name="P2"><text:span text:style-name="T4">1</text:span></text:p>
          </draw:text-box>
        </draw:frame>
        <draw:frame draw:style-name="gr2" draw:text-style-name="P3" draw:layer="layout" svg:width="0.352cm" svg:height="0.39cm" svg:x="10.25cm" svg:y="12.74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117cm" svg:height="0.39cm" svg:x="1.7cm" svg:y="13.167cm">
          <draw:text-box>
            <text:p text:style-name="P2"><text:span text:style-name="T3">Se ha establecido la asociación entre déficit de magnesio </text:span></text:p>
          </draw:text-box>
        </draw:frame>
        <draw:frame draw:style-name="gr2" draw:text-style-name="P3" draw:layer="layout" svg:width="8.655cm" svg:height="0.39cm" svg:x="1.7cm" svg:y="13.59cm">
          <draw:text-box>
            <text:p text:style-name="P2"><text:span text:style-name="T3">(inducido <text:s/>de <text:s/>manera <text:s/>experimental) <text:s/>con <text:s/>vasoconstricción, </text:span></text:p>
          </draw:text-box>
        </draw:frame>
        <draw:frame draw:style-name="gr2" draw:text-style-name="P3" draw:layer="layout" svg:width="8.308cm" svg:height="0.39cm" svg:x="1.7cm" svg:y="14.014cm">
          <draw:text-box>
            <text:p text:style-name="P2"><text:span text:style-name="T3">hipertensión arterial, aterosclerosis, aumento de la síntesis </text:span></text:p>
          </draw:text-box>
        </draw:frame>
        <draw:frame draw:style-name="gr2" draw:text-style-name="P3" draw:layer="layout" svg:width="8.439cm" svg:height="0.39cm" svg:x="1.7cm" svg:y="14.437cm">
          <draw:text-box>
            <text:p text:style-name="P2"><text:span text:style-name="T3">de tromboxano y de la resistencia post-receptorial a la insu-</text:span></text:p>
          </draw:text-box>
        </draw:frame>
        <draw:frame draw:style-name="gr2" draw:text-style-name="P3" draw:layer="layout" svg:width="6.204cm" svg:height="0.39cm" svg:x="1.7cm" svg:y="14.86cm">
          <draw:text-box>
            <text:p text:style-name="P2"><text:span text:style-name="T3">lina, que favorecen el síndrome metabólico.</text:span></text:p>
          </draw:text-box>
        </draw:frame>
        <draw:frame draw:style-name="gr4" draw:text-style-name="P5" draw:layer="layout" svg:width="0.204cm" svg:height="0.225cm" svg:x="8.033cm" svg:y="14.876cm">
          <draw:text-box>
            <text:p text:style-name="P2"><text:span text:style-name="T4">1</text:span></text:p>
          </draw:text-box>
        </draw:frame>
        <draw:frame draw:style-name="gr2" draw:text-style-name="P3" draw:layer="layout" svg:width="0.352cm" svg:height="0.39cm" svg:x="8.135cm" svg:y="14.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138cm" svg:height="0.39cm" svg:x="2.1cm" svg:y="15.284cm">
          <draw:text-box>
            <text:p text:style-name="P2"><text:span text:style-name="T3">En <text:s/>estudios <text:s/>realizados <text:s/>en <text:s/>humanos <text:s/>hipertensos, <text:s/>y <text:s/>en </text:span></text:p>
          </draw:text-box>
        </draw:frame>
        <draw:frame draw:style-name="gr2" draw:text-style-name="P3" draw:layer="layout" svg:width="8.642cm" svg:height="0.39cm" svg:x="1.7cm" svg:y="15.707cm">
          <draw:text-box>
            <text:p text:style-name="P2"><text:span text:style-name="T3">animales <text:s/>de <text:s/>experimentación <text:s/>(a <text:s/>los <text:s/>que <text:s/>se <text:s/>induce <text:s/>hiper-</text:span></text:p>
          </draw:text-box>
        </draw:frame>
        <draw:frame draw:style-name="gr2" draw:text-style-name="P3" draw:layer="layout" svg:width="8.232cm" svg:height="0.39cm" svg:x="1.7cm" svg:y="16.13cm">
          <draw:text-box>
            <text:p text:style-name="P2"><text:span text:style-name="T3">tensión arterial), se han encontrado bajas concentraciones </text:span></text:p>
          </draw:text-box>
        </draw:frame>
        <draw:frame draw:style-name="gr2" draw:text-style-name="P3" draw:layer="layout" svg:width="8.773cm" svg:height="0.39cm" svg:x="1.7cm" svg:y="16.554cm">
          <draw:text-box>
            <text:p text:style-name="P2"><text:span text:style-name="T3">de <text:s/>magnesio <text:s/>en <text:s/>varios <text:s/>tejidos: <text:s/>corazón, <text:s/>pulmones, <text:s/>riñón, </text:span></text:p>
          </draw:text-box>
        </draw:frame>
        <draw:frame draw:style-name="gr2" draw:text-style-name="P3" draw:layer="layout" svg:width="8.371cm" svg:height="0.39cm" svg:x="1.7cm" svg:y="16.977cm">
          <draw:text-box>
            <text:p text:style-name="P2"><text:span text:style-name="T3">hueso, músculo esquelético, vasos sanguíneos y cerebro; y </text:span></text:p>
          </draw:text-box>
        </draw:frame>
        <draw:frame draw:style-name="gr2" draw:text-style-name="P3" draw:layer="layout" svg:width="8.189cm" svg:height="0.39cm" svg:x="1.7cm" svg:y="17.4cm">
          <draw:text-box>
            <text:p text:style-name="P2"><text:span text:style-name="T3">disminución de esas concentraciones en diversos tipos de </text:span></text:p>
          </draw:text-box>
        </draw:frame>
        <draw:frame draw:style-name="gr2" draw:text-style-name="P3" draw:layer="layout" svg:width="8.1cm" svg:height="0.39cm" svg:x="1.7cm" svg:y="17.824cm">
          <draw:text-box>
            <text:p text:style-name="P2"><text:span text:style-name="T3">células, por ejemplo en: células musculares lisas vascula-</text:span></text:p>
          </draw:text-box>
        </draw:frame>
        <draw:frame draw:style-name="gr2" draw:text-style-name="P3" draw:layer="layout" svg:width="7.156cm" svg:height="0.39cm" svg:x="1.7cm" svg:y="18.247cm">
          <draw:text-box>
            <text:p text:style-name="P2"><text:span text:style-name="T3">res, fibroblastos, eritrocitos, plaquetas y linfocitos.</text:span></text:p>
          </draw:text-box>
        </draw:frame>
        <draw:frame draw:style-name="gr4" draw:text-style-name="P5" draw:layer="layout" svg:width="0.256cm" svg:height="0.225cm" svg:x="8.981cm" svg:y="18.263cm">
          <draw:text-box>
            <text:p text:style-name="P2"><text:span text:style-name="T4">1,2</text:span></text:p>
          </draw:text-box>
        </draw:frame>
        <draw:frame draw:style-name="gr2" draw:text-style-name="P3" draw:layer="layout" svg:width="1.005cm" svg:height="0.39cm" svg:x="9.243cm" svg:y="18.247cm">
          <draw:text-box>
            <text:p text:style-name="P2"><text:span text:style-name="T3"><text:s/></text:span><text:span text:style-name="T3">La de-</text:span></text:p>
          </draw:text-box>
        </draw:frame>
        <draw:frame draw:style-name="gr2" draw:text-style-name="P3" draw:layer="layout" svg:width="8.486cm" svg:height="0.39cm" svg:x="1.7cm" svg:y="18.67cm">
          <draw:text-box>
            <text:p text:style-name="P2"><text:span text:style-name="T3">ficiencia de magnesio también se asocia con deterioro de la </text:span></text:p>
          </draw:text-box>
        </draw:frame>
        <draw:frame draw:style-name="gr2" draw:text-style-name="P3" draw:layer="layout" svg:width="8.202cm" svg:height="0.39cm" svg:x="1.7cm" svg:y="19.094cm">
          <draw:text-box>
            <text:p text:style-name="P2"><text:span text:style-name="T3">vasodilatación mediada por el endotelio; en pacientes dia-</text:span></text:p>
          </draw:text-box>
        </draw:frame>
        <draw:frame draw:style-name="gr2" draw:text-style-name="P3" draw:layer="layout" svg:width="8.426cm" svg:height="0.39cm" svg:x="1.7cm" svg:y="19.517cm">
          <draw:text-box>
            <text:p text:style-name="P2"><text:span text:style-name="T3">béticos hipertensos los suplementos con magnesio oral han </text:span></text:p>
          </draw:text-box>
        </draw:frame>
        <draw:frame draw:style-name="gr2" draw:text-style-name="P3" draw:layer="layout" svg:width="5.929cm" svg:height="0.39cm" svg:x="1.7cm" svg:y="19.94cm">
          <draw:text-box>
            <text:p text:style-name="P2"><text:span text:style-name="T3">demostrado mejorar la función endotelial.</text:span></text:p>
          </draw:text-box>
        </draw:frame>
        <draw:frame draw:style-name="gr4" draw:text-style-name="P5" draw:layer="layout" svg:width="0.204cm" svg:height="0.225cm" svg:x="7.752cm" svg:y="19.956cm">
          <draw:text-box>
            <text:p text:style-name="P2"><text:span text:style-name="T4">5</text:span></text:p>
          </draw:text-box>
        </draw:frame>
        <draw:frame draw:style-name="gr2" draw:text-style-name="P3" draw:layer="layout" svg:width="0.352cm" svg:height="0.39cm" svg:x="7.854cm" svg:y="19.9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155cm" svg:height="0.39cm" svg:x="2.1cm" svg:y="20.364cm">
          <draw:text-box>
            <text:p text:style-name="P2"><text:span text:style-name="T3">El magnesio es un modulador de la HMG-CoA reductasa </text:span></text:p>
          </draw:text-box>
        </draw:frame>
        <draw:frame draw:style-name="gr2" draw:text-style-name="P3" draw:layer="layout" svg:width="8.155cm" svg:height="0.39cm" svg:x="1.7cm" svg:y="20.787cm">
          <draw:text-box>
            <text:p text:style-name="P2"><text:span text:style-name="T3">que cataliza la etapa limitante en la síntesis de colesterol; </text:span></text:p>
          </draw:text-box>
        </draw:frame>
        <draw:frame draw:style-name="gr2" draw:text-style-name="P3" draw:layer="layout" svg:width="8.511cm" svg:height="0.39cm" svg:x="1.7cm" svg:y="21.21cm">
          <draw:text-box>
            <text:p text:style-name="P2"><text:span text:style-name="T3">sin embargo, la relación entre concentraciones de magnesio </text:span></text:p>
          </draw:text-box>
        </draw:frame>
        <draw:frame draw:style-name="gr2" draw:text-style-name="P3" draw:layer="layout" svg:width="8.194cm" svg:height="0.39cm" svg:x="1.7cm" svg:y="21.634cm">
          <draw:text-box>
            <text:p text:style-name="P2"><text:span text:style-name="T3">y el perfil lipídico es menos clara que la relación observa-</text:span></text:p>
          </draw:text-box>
        </draw:frame>
        <draw:frame draw:style-name="gr2" draw:text-style-name="P3" draw:layer="layout" svg:width="8.342cm" svg:height="0.39cm" svg:x="1.7cm" svg:y="22.057cm">
          <draw:text-box>
            <text:p text:style-name="P2"><text:span text:style-name="T3">da entre bajas concentraciones de magnesio con la presión </text:span></text:p>
          </draw:text-box>
        </draw:frame>
        <draw:frame draw:style-name="gr2" draw:text-style-name="P3" draw:layer="layout" svg:width="8.778cm" svg:height="0.39cm" svg:x="1.7cm" svg:y="22.48cm">
          <draw:text-box>
            <text:p text:style-name="P2"><text:span text:style-name="T3">arterial <text:s/>y <text:s/>con <text:s/>la <text:s/>resistencia <text:s/>post-receptorial <text:s/>a <text:s/>la <text:s/>insulina. </text:span></text:p>
          </draw:text-box>
        </draw:frame>
        <draw:frame draw:style-name="gr2" draw:text-style-name="P3" draw:layer="layout" svg:width="8.321cm" svg:height="0.39cm" svg:x="1.7cm" svg:y="22.904cm">
          <draw:text-box>
            <text:p text:style-name="P2"><text:span text:style-name="T3">Existen estudios con resultados contradictorios en función </text:span></text:p>
          </draw:text-box>
        </draw:frame>
        <draw:frame draw:style-name="gr2" draw:text-style-name="P3" draw:layer="layout" svg:width="3.964cm" svg:height="0.39cm" svg:x="1.7cm" svg:y="23.327cm">
          <draw:text-box>
            <text:p text:style-name="P2"><text:span text:style-name="T3">de la población examinada. </text:span></text:p>
          </draw:text-box>
        </draw:frame>
        <draw:frame draw:style-name="gr2" draw:text-style-name="P3" draw:layer="layout" svg:width="8.105cm" svg:height="0.39cm" svg:x="2.1cm" svg:y="23.75cm">
          <draw:text-box>
            <text:p text:style-name="P2"><text:span text:style-name="T3">El déficit de magnesio intracelular se ha relacionado con </text:span></text:p>
          </draw:text-box>
        </draw:frame>
        <draw:frame draw:style-name="gr2" draw:text-style-name="P3" draw:layer="layout" svg:width="8.583cm" svg:height="0.39cm" svg:x="1.7cm" svg:y="24.174cm">
          <draw:text-box>
            <text:p text:style-name="P2"><text:span text:style-name="T3">el aumento de la reactividad plaquetaria, y con la síntesis de </text:span></text:p>
          </draw:text-box>
        </draw:frame>
        <draw:frame draw:style-name="gr2" draw:text-style-name="P3" draw:layer="layout" svg:width="8.414cm" svg:height="0.39cm" svg:x="10.65cm" svg:y="2.73cm">
          <draw:text-box>
            <text:p text:style-name="P2"><text:span text:style-name="T3">tromboxano y se ha comprobado que los complementos de </text:span></text:p>
          </draw:text-box>
        </draw:frame>
        <draw:frame draw:style-name="gr2" draw:text-style-name="P3" draw:layer="layout" svg:width="8.46cm" svg:height="0.39cm" svg:x="10.65cm" svg:y="3.154cm">
          <draw:text-box>
            <text:p text:style-name="P2"><text:span text:style-name="T3">magnesio pueden tener efectos antitrombóticos y disminuir </text:span></text:p>
          </draw:text-box>
        </draw:frame>
        <draw:frame draw:style-name="gr2" draw:text-style-name="P3" draw:layer="layout" svg:width="3.736cm" svg:height="0.39cm" svg:x="10.65cm" svg:y="3.577cm">
          <draw:text-box>
            <text:p text:style-name="P2"><text:span text:style-name="T3">la agregación plaquetaria. </text:span></text:p>
          </draw:text-box>
        </draw:frame>
        <draw:frame draw:style-name="gr2" draw:text-style-name="P3" draw:layer="layout" svg:width="7.872cm" svg:height="0.39cm" svg:x="11.05cm" svg:y="4cm">
          <draw:text-box>
            <text:p text:style-name="P2"><text:span text:style-name="T3">La inflamación crónica y el estrés oxidativo se han pro-</text:span></text:p>
          </draw:text-box>
        </draw:frame>
        <draw:frame draw:style-name="gr2" draw:text-style-name="P3" draw:layer="layout" svg:width="8.519cm" svg:height="0.39cm" svg:x="10.65cm" svg:y="4.424cm">
          <draw:text-box>
            <text:p text:style-name="P2"><text:span text:style-name="T3">puesto como la posible explicación del vínculo entre déficit </text:span></text:p>
          </draw:text-box>
        </draw:frame>
        <draw:frame draw:style-name="gr2" draw:text-style-name="P3" draw:layer="layout" svg:width="8.422cm" svg:height="0.39cm" svg:x="10.65cm" svg:y="4.847cm">
          <draw:text-box>
            <text:p text:style-name="P2"><text:span text:style-name="T3">de magnesio y resistencia post-receptorial a la insulina y el </text:span></text:p>
          </draw:text-box>
        </draw:frame>
        <draw:frame draw:style-name="gr2" draw:text-style-name="P3" draw:layer="layout" svg:width="3.067cm" svg:height="0.39cm" svg:x="10.65cm" svg:y="5.27cm">
          <draw:text-box>
            <text:p text:style-name="P2"><text:span text:style-name="T3">síndrome metabolico.</text:span></text:p>
          </draw:text-box>
        </draw:frame>
        <draw:frame draw:style-name="gr4" draw:text-style-name="P5" draw:layer="layout" svg:width="0.256cm" svg:height="0.225cm" svg:x="13.818cm" svg:y="5.286cm">
          <draw:text-box>
            <text:p text:style-name="P2"><text:span text:style-name="T4">4,6</text:span></text:p>
          </draw:text-box>
        </draw:frame>
        <draw:frame draw:style-name="gr2" draw:text-style-name="P3" draw:layer="layout" svg:width="4.913cm" svg:height="0.39cm" svg:x="14.079cm" svg:y="5.27cm">
          <draw:text-box>
            <text:p text:style-name="P2"><text:span text:style-name="T3"><text:s/></text:span><text:span text:style-name="T3">La hipomagnesemia crónica y las </text:span></text:p>
          </draw:text-box>
        </draw:frame>
        <draw:frame draw:style-name="gr2" draw:text-style-name="P3" draw:layer="layout" svg:width="8.384cm" svg:height="0.39cm" svg:x="10.65cm" svg:y="5.694cm">
          <draw:text-box>
            <text:p text:style-name="P2"><text:span text:style-name="T3">condiciones comúnmente vinculadas con el deficit de mag-</text:span></text:p>
          </draw:text-box>
        </draw:frame>
        <draw:frame draw:style-name="gr2" draw:text-style-name="P3" draw:layer="layout" svg:width="8.464cm" svg:height="0.39cm" svg:x="10.65cm" svg:y="6.117cm">
          <draw:text-box>
            <text:p text:style-name="P2"><text:span text:style-name="T3">nesio, como la diabetes mellitus tipo 2 y el envejecimiento, </text:span></text:p>
          </draw:text-box>
        </draw:frame>
        <draw:frame draw:style-name="gr2" draw:text-style-name="P3" draw:layer="layout" svg:width="8.477cm" svg:height="0.39cm" svg:x="10.65cm" svg:y="6.54cm">
          <draw:text-box>
            <text:p text:style-name="P2"><text:span text:style-name="T3">se asocian con aumento de la formación de radicales libres. </text:span></text:p>
          </draw:text-box>
        </draw:frame>
        <draw:frame draw:style-name="gr2" draw:text-style-name="P3" draw:layer="layout" svg:width="8.579cm" svg:height="0.39cm" svg:x="10.65cm" svg:y="6.964cm">
          <draw:text-box>
            <text:p text:style-name="P2"><text:span text:style-name="T3">Un estado de déficit de magnesio puede desencadenar un es-</text:span></text:p>
          </draw:text-box>
        </draw:frame>
        <draw:frame draw:style-name="gr2" draw:text-style-name="P3" draw:layer="layout" svg:width="8.401cm" svg:height="0.39cm" svg:x="10.65cm" svg:y="7.387cm">
          <draw:text-box>
            <text:p text:style-name="P2"><text:span text:style-name="T3">tado inflamatorio crónico de bajo grado e incremento de la </text:span></text:p>
          </draw:text-box>
        </draw:frame>
        <draw:frame draw:style-name="gr2" draw:text-style-name="P3" draw:layer="layout" svg:width="8.295cm" svg:height="0.39cm" svg:x="10.65cm" svg:y="7.81cm">
          <draw:text-box>
            <text:p text:style-name="P2"><text:span text:style-name="T3">producción de radicales libres de oxígeno. Varios estudios </text:span></text:p>
          </draw:text-box>
        </draw:frame>
        <draw:frame draw:style-name="gr2" draw:text-style-name="P3" draw:layer="layout" svg:width="8.392cm" svg:height="0.39cm" svg:x="10.65cm" svg:y="8.234cm">
          <draw:text-box>
            <text:p text:style-name="P2"><text:span text:style-name="T3">experimentales y clínicos han demostrado que la privación </text:span></text:p>
          </draw:text-box>
        </draw:frame>
        <draw:frame draw:style-name="gr2" draw:text-style-name="P3" draw:layer="layout" svg:width="8.265cm" svg:height="0.39cm" svg:x="10.65cm" svg:y="8.657cm">
          <draw:text-box>
            <text:p text:style-name="P2"><text:span text:style-name="T3">de magnesio eleva marcadamente la concentración de mo-</text:span></text:p>
          </draw:text-box>
        </draw:frame>
        <draw:frame draw:style-name="gr2" draw:text-style-name="P3" draw:layer="layout" svg:width="8.566cm" svg:height="0.39cm" svg:x="10.65cm" svg:y="9.08cm">
          <draw:text-box>
            <text:p text:style-name="P2"><text:span text:style-name="T3">léculas proinflamatorias que causa la producción excesiva y </text:span></text:p>
          </draw:text-box>
        </draw:frame>
        <draw:frame draw:style-name="gr2" draw:text-style-name="P3" draw:layer="layout" svg:width="8.524cm" svg:height="0.39cm" svg:x="10.65cm" svg:y="9.504cm">
          <draw:text-box>
            <text:p text:style-name="P2"><text:span text:style-name="T3">la liberación de TNF-alfa, IL-1, IL-6, molécula de adhesión </text:span></text:p>
          </draw:text-box>
        </draw:frame>
        <draw:frame draw:style-name="gr2" draw:text-style-name="P3" draw:layer="layout" svg:width="8.181cm" svg:height="0.39cm" svg:x="10.65cm" svg:y="9.927cm">
          <draw:text-box>
            <text:p text:style-name="P2"><text:span text:style-name="T3">celular vascular (VCAM)-1 y PAI-1. Los datos asentados </text:span></text:p>
          </draw:text-box>
        </draw:frame>
        <draw:frame draw:style-name="gr2" draw:text-style-name="P3" draw:layer="layout" svg:width="8.304cm" svg:height="0.39cm" svg:x="10.65cm" svg:y="10.35cm">
          <draw:text-box>
            <text:p text:style-name="P2"><text:span text:style-name="T3">en la bibliografía son consistentes con un conspicuo papel </text:span></text:p>
          </draw:text-box>
        </draw:frame>
        <draw:frame draw:style-name="gr2" draw:text-style-name="P3" draw:layer="layout" svg:width="8.875cm" svg:height="0.39cm" svg:x="10.65cm" svg:y="10.774cm">
          <draw:text-box>
            <text:p text:style-name="P2"><text:span text:style-name="T3">de <text:s/>la <text:s/>deficiencia <text:s/>de <text:s/>magnesio <text:s/>en <text:s/>la <text:s/>promoción <text:s/>del <text:s/>estrés </text:span></text:p>
          </draw:text-box>
        </draw:frame>
        <draw:frame draw:style-name="gr2" draw:text-style-name="P3" draw:layer="layout" svg:width="8.177cm" svg:height="0.39cm" svg:x="10.65cm" svg:y="11.197cm">
          <draw:text-box>
            <text:p text:style-name="P2"><text:span text:style-name="T3">oxidativo, la inflamación y la oxidación lipídica, factores </text:span></text:p>
          </draw:text-box>
        </draw:frame>
        <draw:frame draw:style-name="gr2" draw:text-style-name="P3" draw:layer="layout" svg:width="8.579cm" svg:height="0.39cm" svg:x="10.65cm" svg:y="11.62cm">
          <draw:text-box>
            <text:p text:style-name="P2"><text:span text:style-name="T3">todos <text:s/>que <text:s/>contribuyen <text:s/>a <text:s/>la <text:s/>resistencia <text:s/>post-receptorial <text:s/>a </text:span></text:p>
          </draw:text-box>
        </draw:frame>
        <draw:frame draw:style-name="gr2" draw:text-style-name="P3" draw:layer="layout" svg:width="8.215cm" svg:height="0.39cm" svg:x="10.65cm" svg:y="12.044cm">
          <draw:text-box>
            <text:p text:style-name="P2"><text:span text:style-name="T3">la insulina, el síndrome metabólico, y la diabetes mellitus </text:span></text:p>
          </draw:text-box>
        </draw:frame>
        <draw:frame draw:style-name="gr2" draw:text-style-name="P3" draw:layer="layout" svg:width="0.908cm" svg:height="0.39cm" svg:x="10.65cm" svg:y="12.467cm">
          <draw:text-box>
            <text:p text:style-name="P2"><text:span text:style-name="T3">tipo 2.</text:span></text:p>
          </draw:text-box>
        </draw:frame>
        <draw:frame draw:style-name="gr4" draw:text-style-name="P5" draw:layer="layout" svg:width="0.408cm" svg:height="0.225cm" svg:x="11.576cm" svg:y="12.483cm">
          <draw:text-box>
            <text:p text:style-name="P2"><text:span text:style-name="T4">1,4,6</text:span></text:p>
          </draw:text-box>
        </draw:frame>
        <draw:frame draw:style-name="gr2" draw:text-style-name="P3" draw:layer="layout" svg:width="0.352cm" svg:height="0.39cm" svg:x="11.994cm" svg:y="12.46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7.787cm" svg:height="0.823cm" svg:x="11.213cm" svg:y="13.5cm">
          <draw:text-box>
            <text:p text:style-name="P2"><text:span text:style-name="T11">Magnesio en la dieta, diabetes mellitus</text:span></text:p>
            <text:p text:style-name="P2"><text:span text:style-name="T11"><text:s text:c="2"/></text:span><text:span text:style-name="T11">y síndrome metabólico <text:s/></text:span></text:p>
          </draw:text-box>
        </draw:frame>
        <draw:frame draw:style-name="gr2" draw:text-style-name="P3" draw:layer="layout" svg:width="8.232cm" svg:height="0.39cm" svg:x="10.65cm" svg:y="14.861cm">
          <draw:text-box>
            <text:p text:style-name="P2"><text:span text:style-name="T3">Varios estudios epidemiológicos han confirmado una rela-</text:span></text:p>
          </draw:text-box>
        </draw:frame>
        <draw:frame draw:style-name="gr2" draw:text-style-name="P3" draw:layer="layout" svg:width="8.418cm" svg:height="0.39cm" svg:x="10.65cm" svg:y="15.284cm">
          <draw:text-box>
            <text:p text:style-name="P2"><text:span text:style-name="T3">ción clara y directa entre el estado de magnesio en la dieta, </text:span></text:p>
          </draw:text-box>
        </draw:frame>
        <draw:frame draw:style-name="gr2" draw:text-style-name="P3" draw:layer="layout" svg:width="8.448cm" svg:height="0.39cm" svg:x="10.65cm" svg:y="15.707cm">
          <draw:text-box>
            <text:p text:style-name="P2"><text:span text:style-name="T3">la diabetes mellitus tipo 2 y el síndrome metabólico, lo que </text:span></text:p>
          </draw:text-box>
        </draw:frame>
        <draw:frame draw:style-name="gr2" draw:text-style-name="P3" draw:layer="layout" svg:width="8.299cm" svg:height="0.39cm" svg:x="10.65cm" svg:y="16.131cm">
          <draw:text-box>
            <text:p text:style-name="P2"><text:span text:style-name="T3">sugiere que el mayor consumo de magnesio puede relacio-</text:span></text:p>
          </draw:text-box>
        </draw:frame>
        <draw:frame draw:style-name="gr2" draw:text-style-name="P3" draw:layer="layout" svg:width="7.317cm" svg:height="0.39cm" svg:x="10.65cm" svg:y="16.554cm">
          <draw:text-box>
            <text:p text:style-name="P2"><text:span text:style-name="T3">narse con la reducción de la diabetes mellitus tipo 2</text:span></text:p>
          </draw:text-box>
        </draw:frame>
        <draw:frame draw:style-name="gr4" draw:text-style-name="P5" draw:layer="layout" svg:width="0.204cm" svg:height="0.225cm" svg:x="18.265cm" svg:y="16.569cm">
          <draw:text-box>
            <text:p text:style-name="P2"><text:span text:style-name="T4">7</text:span></text:p>
          </draw:text-box>
        </draw:frame>
        <draw:frame draw:style-name="gr2" draw:text-style-name="P3" draw:layer="layout" svg:width="0.878cm" svg:height="0.39cm" svg:x="18.37cm" svg:y="16.554cm">
          <draw:text-box>
            <text:p text:style-name="P2"><text:span text:style-name="T3"><text:s/></text:span><text:span text:style-name="T3">y del </text:span></text:p>
          </draw:text-box>
        </draw:frame>
        <draw:frame draw:style-name="gr2" draw:text-style-name="P3" draw:layer="layout" svg:width="3.067cm" svg:height="0.39cm" svg:x="10.65cm" svg:y="16.977cm">
          <draw:text-box>
            <text:p text:style-name="P2"><text:span text:style-name="T3">síndrome metabólico.</text:span></text:p>
          </draw:text-box>
        </draw:frame>
        <draw:frame draw:style-name="gr4" draw:text-style-name="P5" draw:layer="layout" svg:width="0.204cm" svg:height="0.225cm" svg:x="13.817cm" svg:y="16.993cm">
          <draw:text-box>
            <text:p text:style-name="P2"><text:span text:style-name="T4">8</text:span></text:p>
          </draw:text-box>
        </draw:frame>
        <draw:frame draw:style-name="gr2" draw:text-style-name="P3" draw:layer="layout" svg:width="4.938cm" svg:height="0.39cm" svg:x="13.922cm" svg:y="16.977cm">
          <draw:text-box>
            <text:p text:style-name="P2"><text:span text:style-name="T3"><text:s/></text:span><text:span text:style-name="T3">En un estudio prospectivo de alre-</text:span></text:p>
          </draw:text-box>
        </draw:frame>
        <draw:frame draw:style-name="gr2" draw:text-style-name="P3" draw:layer="layout" svg:width="8.321cm" svg:height="0.39cm" svg:x="10.65cm" svg:y="17.4cm">
          <draw:text-box>
            <text:p text:style-name="P2"><text:span text:style-name="T3">dedor de 85,000 mujeres del “Nurses’ Health Study” y del </text:span></text:p>
          </draw:text-box>
        </draw:frame>
        <draw:frame draw:style-name="gr2" draw:text-style-name="P3" draw:layer="layout" svg:width="8.643cm" svg:height="0.39cm" svg:x="10.65cm" svg:y="17.824cm">
          <draw:text-box>
            <text:p text:style-name="P2"><text:span text:style-name="T3">“</text:span><text:span text:style-name="T3">Health <text:s/>Professionals’ <text:s/>Follow-up <text:s/>Study”, <text:s/>el <text:s/>riesgo <text:s/>relati-</text:span></text:p>
          </draw:text-box>
        </draw:frame>
        <draw:frame draw:style-name="gr2" draw:text-style-name="P3" draw:layer="layout" svg:width="8.308cm" svg:height="0.39cm" svg:x="10.65cm" svg:y="18.247cm">
          <draw:text-box>
            <text:p text:style-name="P2"><text:span text:style-name="T3">vo de padecer diabetes mellitus tipo 2 en las mujeres en el </text:span></text:p>
          </draw:text-box>
        </draw:frame>
        <draw:frame draw:style-name="gr2" draw:text-style-name="P3" draw:layer="layout" svg:width="8.232cm" svg:height="0.39cm" svg:x="10.65cm" svg:y="18.67cm">
          <draw:text-box>
            <text:p text:style-name="P2"><text:span text:style-name="T3">quintilt más alto de consumo de magnesio fue de 0.68, en </text:span></text:p>
          </draw:text-box>
        </draw:frame>
        <draw:frame draw:style-name="gr2" draw:text-style-name="P3" draw:layer="layout" svg:width="7.338cm" svg:height="0.39cm" svg:x="10.65cm" svg:y="19.094cm">
          <draw:text-box>
            <text:p text:style-name="P2"><text:span text:style-name="T3">comparación con las mujeres en el quintil más bajo.</text:span></text:p>
          </draw:text-box>
        </draw:frame>
        <draw:frame draw:style-name="gr4" draw:text-style-name="P5" draw:layer="layout" svg:width="0.204cm" svg:height="0.225cm" svg:x="18.155cm" svg:y="19.109cm">
          <draw:text-box>
            <text:p text:style-name="P2"><text:span text:style-name="T4">7</text:span></text:p>
          </draw:text-box>
        </draw:frame>
        <draw:frame draw:style-name="gr2" draw:text-style-name="P3" draw:layer="layout" svg:width="1.018cm" svg:height="0.39cm" svg:x="18.259cm" svg:y="19.094cm">
          <draw:text-box>
            <text:p text:style-name="P2"><text:span text:style-name="T3"><text:s/></text:span><text:span text:style-name="T3">En un </text:span></text:p>
          </draw:text-box>
        </draw:frame>
        <draw:frame draw:style-name="gr2" draw:text-style-name="P3" draw:layer="layout" svg:width="8.409cm" svg:height="0.39cm" svg:x="10.65cm" svg:y="19.517cm">
          <draw:text-box>
            <text:p text:style-name="P2"><text:span text:style-name="T3">análisis longitudinal de 4,637 adultos jóvenes en el estudio </text:span></text:p>
          </draw:text-box>
        </draw:frame>
        <draw:frame draw:style-name="gr2" draw:text-style-name="P3" draw:layer="layout" svg:width="8.389cm" svg:height="0.39cm" svg:x="10.65cm" svg:y="19.94cm">
          <draw:text-box>
            <text:p text:style-name="P2"><text:span text:style-name="T3">“</text:span><text:span text:style-name="T3">Coronary Artery Risk Development in Young Adult men” </text:span></text:p>
          </draw:text-box>
        </draw:frame>
        <draw:frame draw:style-name="gr2" draw:text-style-name="P3" draw:layer="layout" svg:width="8.35cm" svg:height="0.39cm" svg:x="10.65cm" svg:y="20.364cm">
          <draw:text-box>
            <text:p text:style-name="P2"><text:span text:style-name="T3">(CARDIA), He y sus colaboradores, encontraron que la in-</text:span></text:p>
          </draw:text-box>
        </draw:frame>
        <draw:frame draw:style-name="gr2" draw:text-style-name="P3" draw:layer="layout" svg:width="8.24cm" svg:height="0.39cm" svg:x="10.65cm" svg:y="20.787cm">
          <draw:text-box>
            <text:p text:style-name="P2"><text:span text:style-name="T3">gestión de magnesio estaba inversamente relacionada con </text:span></text:p>
          </draw:text-box>
        </draw:frame>
        <draw:frame draw:style-name="gr2" draw:text-style-name="P3" draw:layer="layout" svg:width="5.374cm" svg:height="0.39cm" svg:x="10.65cm" svg:y="21.21cm">
          <draw:text-box>
            <text:p text:style-name="P2"><text:span text:style-name="T3">la incidencia de síndrome metabólico.</text:span></text:p>
          </draw:text-box>
        </draw:frame>
        <draw:frame draw:style-name="gr4" draw:text-style-name="P5" draw:layer="layout" svg:width="0.204cm" svg:height="0.225cm" svg:x="16.112cm" svg:y="21.226cm">
          <draw:text-box>
            <text:p text:style-name="P2"><text:span text:style-name="T4">8</text:span></text:p>
          </draw:text-box>
        </draw:frame>
        <draw:frame draw:style-name="gr2" draw:text-style-name="P3" draw:layer="layout" svg:width="2.97cm" svg:height="0.39cm" svg:x="16.217cm" svg:y="21.21cm">
          <draw:text-box>
            <text:p text:style-name="P2"><text:span text:style-name="T3"><text:s/></text:span><text:span text:style-name="T3">Song y su grupo ob-</text:span></text:p>
          </draw:text-box>
        </draw:frame>
        <draw:frame draw:style-name="gr2" draw:text-style-name="P3" draw:layer="layout" svg:width="8.274cm" svg:height="0.39cm" svg:x="10.65cm" svg:y="21.634cm">
          <draw:text-box>
            <text:p text:style-name="P2"><text:span text:style-name="T3">servaron una asociación inversa entre la ingestión de mag-</text:span></text:p>
          </draw:text-box>
        </draw:frame>
        <draw:frame draw:style-name="gr2" draw:text-style-name="P3" draw:layer="layout" svg:width="8.024cm" svg:height="0.39cm" svg:x="10.65cm" svg:y="22.057cm">
          <draw:text-box>
            <text:p text:style-name="P2"><text:span text:style-name="T3">nesio en los alimentos y la prevalencia del síndrome me-</text:span></text:p>
          </draw:text-box>
        </draw:frame>
        <draw:frame draw:style-name="gr2" draw:text-style-name="P3" draw:layer="layout" svg:width="4.989cm" svg:height="0.39cm" svg:x="10.65cm" svg:y="22.48cm">
          <draw:text-box>
            <text:p text:style-name="P2"><text:span text:style-name="T3">tabólico en más de 11,000 mujeres.</text:span></text:p>
          </draw:text-box>
        </draw:frame>
        <draw:frame draw:style-name="gr4" draw:text-style-name="P5" draw:layer="layout" svg:width="0.204cm" svg:height="0.225cm" svg:x="15.834cm" svg:y="22.496cm">
          <draw:text-box>
            <text:p text:style-name="P2"><text:span text:style-name="T4">9</text:span></text:p>
          </draw:text-box>
        </draw:frame>
        <draw:frame draw:style-name="gr2" draw:text-style-name="P3" draw:layer="layout" svg:width="3.219cm" svg:height="0.39cm" svg:x="15.938cm" svg:y="22.48cm">
          <draw:text-box>
            <text:p text:style-name="P2"><text:span text:style-name="T3"><text:s/></text:span><text:span text:style-name="T3">En la cohorte reunida </text:span></text:p>
          </draw:text-box>
        </draw:frame>
        <draw:frame draw:style-name="gr2" draw:text-style-name="P3" draw:layer="layout" svg:width="4.612cm" svg:height="0.39cm" svg:x="10.65cm" svg:y="22.904cm">
          <draw:text-box>
            <text:p text:style-name="P2"><text:span text:style-name="T3">por Chacko y sus colaboradores,</text:span></text:p>
          </draw:text-box>
        </draw:frame>
        <draw:frame draw:style-name="gr4" draw:text-style-name="P5" draw:layer="layout" svg:width="0.205cm" svg:height="0.225cm" svg:x="15.349cm" svg:y="22.919cm">
          <draw:text-box>
            <text:p text:style-name="P2"><text:span text:style-name="T4">10</text:span></text:p>
          </draw:text-box>
        </draw:frame>
        <draw:frame draw:style-name="gr2" draw:text-style-name="P3" draw:layer="layout" svg:width="3.672cm" svg:height="0.39cm" svg:x="15.558cm" svg:y="22.904cm">
          <draw:text-box>
            <text:p text:style-name="P2"><text:span text:style-name="T3"><text:s/></text:span><text:span text:style-name="T3">que tuvo un seguimiento </text:span></text:p>
          </draw:text-box>
        </draw:frame>
        <draw:frame draw:style-name="gr2" draw:text-style-name="P3" draw:layer="layout" svg:width="8.575cm" svg:height="0.39cm" svg:x="10.65cm" svg:y="23.327cm">
          <draw:text-box>
            <text:p text:style-name="P2"><text:span text:style-name="T3">promedio de seis años de 39,345 mujeres se encontró que la </text:span></text:p>
          </draw:text-box>
        </draw:frame>
        <draw:frame draw:style-name="gr2" draw:text-style-name="P3" draw:layer="layout" svg:width="8.511cm" svg:height="0.39cm" svg:x="10.65cm" svg:y="23.75cm">
          <draw:text-box>
            <text:p text:style-name="P2"><text:span text:style-name="T3">ingestión alta de magnesio es un factor protector, al identifi-</text:span></text:p>
          </draw:text-box>
        </draw:frame>
        <draw:frame draw:style-name="gr2" draw:text-style-name="P3" draw:layer="layout" svg:width="8.6cm" svg:height="0.39cm" svg:x="10.65cm" svg:y="24.174cm">
          <draw:text-box>
            <text:p text:style-name="P2"><text:span text:style-name="T3">car una asociación inversa con el riesgo de diabetes mellitus 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1.799cm" svg:y1="25.807cm" svg:x2="19.299cm" svg:y2="25.807cm">
          <text:p/>
        </draw:line>
        <draw:frame draw:style-name="gr2" draw:text-style-name="P3" draw:layer="layout" svg:width="7.118cm" svg:height="0.395cm" svg:x="1.8cm" svg:y="26.047cm">
          <draw:text-box>
            <text:p text:style-name="P2"><text:span text:style-name="T1">Volumen 81, No. 5, Septiembre-Octubre 2013</text:span></text:p>
          </draw:text-box>
        </draw:frame>
        <draw:frame draw:style-name="gr3" draw:text-style-name="P4" draw:layer="layout" svg:width="0.387cm" svg:height="0.433cm" svg:x="8.964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9.42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0.69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1.96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3.23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4.5cm" svg:y="26.01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15.771cm" svg:y="26.015cm">
          <draw:text-box>
            <text:p text:style-name="P2"><text:span text:style-name="T2"><text:s/></text:span></text:p>
          </draw:text-box>
        </draw:frame>
        <draw:line draw:style-name="gr1" draw:text-style-name="P1" draw:layer="layout" svg:x1="1.799cm" svg:y1="1.707cm" svg:x2="19.299cm" svg:y2="1.707cm">
          <text:p/>
        </draw:line>
        <draw:frame draw:style-name="gr3" draw:text-style-name="P4" draw:layer="layout" svg:width="0.87cm" svg:height="0.433cm" svg:x="18.437cm" svg:y="26.015cm">
          <draw:text-box>
            <text:p text:style-name="P2"><text:span text:style-name="T2"><text:s text:c="2"/></text:span><text:span text:style-name="T2">367</text:span></text:p>
          </draw:text-box>
        </draw:frame>
        <draw:frame draw:style-name="gr3" draw:text-style-name="P4" draw:layer="layout" svg:width="7.406cm" svg:height="0.433cm" svg:x="1.8cm" svg:y="1.065cm">
          <draw:text-box>
            <text:p text:style-name="P2"><text:span text:style-name="T2">Magnesio, diabetes y síndrome metabólico</text:span></text:p>
          </draw:text-box>
        </draw:frame>
        <draw:frame draw:style-name="gr2" draw:text-style-name="P3" draw:layer="layout" svg:width="8.274cm" svg:height="0.39cm" svg:x="1.8cm" svg:y="2.73cm">
          <draw:text-box>
            <text:p text:style-name="P2"><text:span text:style-name="T3">tipo 2, con biomarcadores de inflamación, y con la disfun-</text:span></text:p>
          </draw:text-box>
        </draw:frame>
        <draw:frame draw:style-name="gr2" draw:text-style-name="P3" draw:layer="layout" svg:width="2.271cm" svg:height="0.39cm" svg:x="1.8cm" svg:y="3.154cm">
          <draw:text-box>
            <text:p text:style-name="P2"><text:span text:style-name="T3">ción endotelial. </text:span></text:p>
          </draw:text-box>
        </draw:frame>
        <draw:frame draw:style-name="gr2" draw:text-style-name="P3" draw:layer="layout" svg:width="7.757cm" svg:height="0.39cm" svg:x="2.2cm" svg:y="3.577cm">
          <draw:text-box>
            <text:p text:style-name="P2"><text:span text:style-name="T3">A pesar de que los datos previos sugieren que los com-</text:span></text:p>
          </draw:text-box>
        </draw:frame>
        <draw:frame draw:style-name="gr2" draw:text-style-name="P3" draw:layer="layout" svg:width="8.308cm" svg:height="0.39cm" svg:x="1.8cm" svg:y="4cm">
          <draw:text-box>
            <text:p text:style-name="P2"><text:span text:style-name="T3">plementos de magnesio pueden ser una herramienta poten-</text:span></text:p>
          </draw:text-box>
        </draw:frame>
        <draw:frame draw:style-name="gr2" draw:text-style-name="P3" draw:layer="layout" svg:width="8.591cm" svg:height="0.39cm" svg:x="1.8cm" svg:y="4.424cm">
          <draw:text-box>
            <text:p text:style-name="P2"><text:span text:style-name="T3">cialmente útil en la prevención de la diabetes mellitus tipo 2 </text:span></text:p>
          </draw:text-box>
        </draw:frame>
        <draw:frame draw:style-name="gr2" draw:text-style-name="P3" draw:layer="layout" svg:width="8.477cm" svg:height="0.39cm" svg:x="1.8cm" svg:y="4.847cm">
          <draw:text-box>
            <text:p text:style-name="P2"><text:span text:style-name="T3">y del síndrome metabólico esta ventaja se cuestiona porque </text:span></text:p>
          </draw:text-box>
        </draw:frame>
        <draw:frame draw:style-name="gr2" draw:text-style-name="P3" draw:layer="layout" svg:width="8.342cm" svg:height="0.39cm" svg:x="1.8cm" svg:y="5.27cm">
          <draw:text-box>
            <text:p text:style-name="P2"><text:span text:style-name="T3">no todos los estudios han reportado esas ventajas. Algunas </text:span></text:p>
          </draw:text-box>
        </draw:frame>
        <draw:frame draw:style-name="gr2" draw:text-style-name="P3" draw:layer="layout" svg:width="8.769cm" svg:height="0.39cm" svg:x="1.8cm" svg:y="5.694cm">
          <draw:text-box>
            <text:p text:style-name="P2"><text:span text:style-name="T3">de <text:s/>las <text:s/>razones <text:s/>que <text:s/>pueden <text:s/>explicar <text:s/>esta <text:s/>divergencia <text:s/>son: </text:span></text:p>
          </draw:text-box>
        </draw:frame>
        <draw:frame draw:style-name="gr2" draw:text-style-name="P3" draw:layer="layout" svg:width="8.329cm" svg:height="0.39cm" svg:x="1.8cm" svg:y="6.117cm">
          <draw:text-box>
            <text:p text:style-name="P2"><text:span text:style-name="T3">ausencia de estudios clínicos con diseño adecuado que cla-</text:span></text:p>
          </draw:text-box>
        </draw:frame>
        <draw:frame draw:style-name="gr2" draw:text-style-name="P3" draw:layer="layout" svg:width="8.71cm" svg:height="0.39cm" svg:x="1.8cm" svg:y="6.54cm">
          <draw:text-box>
            <text:p text:style-name="P2"><text:span text:style-name="T3">ramente <text:s/>reflejen <text:s/>las <text:s/>ventajas <text:s/>del <text:s/>magnesio <text:s/>suplementario </text:span></text:p>
          </draw:text-box>
        </draw:frame>
        <draw:frame draw:style-name="gr2" draw:text-style-name="P3" draw:layer="layout" svg:width="8.706cm" svg:height="0.39cm" svg:x="1.8cm" svg:y="6.964cm">
          <draw:text-box>
            <text:p text:style-name="P2"><text:span text:style-name="T3">en <text:s/>el <text:s/>control <text:s/>de <text:s/>la <text:s/>hipertensión <text:s/>arterial <text:s/>y <text:s/>diabetes <text:s/>melli-</text:span></text:p>
          </draw:text-box>
        </draw:frame>
        <draw:frame draw:style-name="gr2" draw:text-style-name="P3" draw:layer="layout" svg:width="8.452cm" svg:height="0.39cm" svg:x="1.8cm" svg:y="7.387cm">
          <draw:text-box>
            <text:p text:style-name="P2"><text:span text:style-name="T3">tus; esto porque los esquemas de tratamiento utilizados son </text:span></text:p>
          </draw:text-box>
        </draw:frame>
        <draw:frame draw:style-name="gr2" draw:text-style-name="P3" draw:layer="layout" svg:width="8.342cm" svg:height="0.39cm" svg:x="1.8cm" svg:y="7.81cm">
          <draw:text-box>
            <text:p text:style-name="P2"><text:span text:style-name="T3">diferentes, la población estudiada es pequeña, incapacidad </text:span></text:p>
          </draw:text-box>
        </draw:frame>
        <draw:frame draw:style-name="gr2" draw:text-style-name="P3" draw:layer="layout" svg:width="8.189cm" svg:height="0.39cm" svg:x="1.8cm" svg:y="8.234cm">
          <draw:text-box>
            <text:p text:style-name="P2"><text:span text:style-name="T3">de unificar las variables estudiadas y apreciar la heteroge-</text:span></text:p>
          </draw:text-box>
        </draw:frame>
        <draw:frame draw:style-name="gr2" draw:text-style-name="P3" draw:layer="layout" svg:width="8.773cm" svg:height="0.39cm" svg:x="1.8cm" svg:y="8.657cm">
          <draw:text-box>
            <text:p text:style-name="P2"><text:span text:style-name="T3">neidad <text:s/>de <text:s/>los <text:s/>mecanismos <text:s/>subyacentes <text:s/>que <text:s/>favorecen <text:s/>las </text:span></text:p>
          </draw:text-box>
        </draw:frame>
        <draw:frame draw:style-name="gr2" draw:text-style-name="P3" draw:layer="layout" svg:width="8.469cm" svg:height="0.39cm" svg:x="1.8cm" svg:y="9.08cm">
          <draw:text-box>
            <text:p text:style-name="P2"><text:span text:style-name="T3">enfermedades, como en la hipertensión. Otros factores son: </text:span></text:p>
          </draw:text-box>
        </draw:frame>
        <draw:frame draw:style-name="gr2" draw:text-style-name="P3" draw:layer="layout" svg:width="8.134cm" svg:height="0.39cm" svg:x="1.8cm" svg:y="9.504cm">
          <draw:text-box>
            <text:p text:style-name="P2"><text:span text:style-name="T3">las diferencias en las concentraciones iniciales de magne-</text:span></text:p>
          </draw:text-box>
        </draw:frame>
        <draw:frame draw:style-name="gr2" draw:text-style-name="P3" draw:layer="layout" svg:width="8.405cm" svg:height="0.39cm" svg:x="1.8cm" svg:y="9.927cm">
          <draw:text-box>
            <text:p text:style-name="P2"><text:span text:style-name="T3">sio, edad, y variabilidad del control metabólico de la diabe-</text:span></text:p>
          </draw:text-box>
        </draw:frame>
        <draw:frame draw:style-name="gr2" draw:text-style-name="P3" draw:layer="layout" svg:width="8.562cm" svg:height="0.39cm" svg:x="1.8cm" svg:y="10.35cm">
          <draw:text-box>
            <text:p text:style-name="P2"><text:span text:style-name="T3">tes, duración y las complicaciones crónicas que explican las </text:span></text:p>
          </draw:text-box>
        </draw:frame>
        <draw:frame draw:style-name="gr2" draw:text-style-name="P3" draw:layer="layout" svg:width="4.269cm" svg:height="0.39cm" svg:x="1.8cm" svg:y="10.774cm">
          <draw:text-box>
            <text:p text:style-name="P2"><text:span text:style-name="T3">diferencias entre los estudios. </text:span></text:p>
          </draw:text-box>
        </draw:frame>
        <draw:frame draw:style-name="gr2" draw:text-style-name="P3" draw:layer="layout" svg:width="8.083cm" svg:height="0.39cm" svg:x="2.2cm" svg:y="11.197cm">
          <draw:text-box>
            <text:p text:style-name="P2"><text:span text:style-name="T3">Está demostrado que los complementos de magnesio dis-</text:span></text:p>
          </draw:text-box>
        </draw:frame>
        <draw:frame draw:style-name="gr2" draw:text-style-name="P3" draw:layer="layout" svg:width="9.188cm" svg:height="0.39cm" svg:x="1.8cm" svg:y="11.62cm">
          <draw:text-box>
            <text:p text:style-name="P2"><text:span text:style-name="T3">minuyen <text:s/>la <text:s/>presión <text:s/>arterial <text:s/>en <text:s/>varios, <text:s/>pero <text:s/>no <text:s/>en <text:s/>todos <text:s/>los </text:span></text:p>
          </draw:text-box>
        </draw:frame>
        <draw:frame draw:style-name="gr2" draw:text-style-name="P3" draw:layer="layout" svg:width="8.596cm" svg:height="0.39cm" svg:x="1.8cm" svg:y="12.044cm">
          <draw:text-box>
            <text:p text:style-name="P2"><text:span text:style-name="T3">estudios clínicos, por eso es que se necesitan más datos para </text:span></text:p>
          </draw:text-box>
        </draw:frame>
        <draw:frame draw:style-name="gr2" draw:text-style-name="P3" draw:layer="layout" svg:width="8.985cm" svg:height="0.39cm" svg:x="1.8cm" svg:y="12.467cm">
          <draw:text-box>
            <text:p text:style-name="P2"><text:span text:style-name="T3">considerar al magnesio una herramienta no farmacológica para </text:span></text:p>
          </draw:text-box>
        </draw:frame>
        <draw:frame draw:style-name="gr2" draw:text-style-name="P3" draw:layer="layout" svg:width="9.108cm" svg:height="0.39cm" svg:x="1.8cm" svg:y="12.89cm">
          <draw:text-box>
            <text:p text:style-name="P2"><text:span text:style-name="T3">el tratamiento de la hipertensión. El alto contenido de magnesio </text:span></text:p>
          </draw:text-box>
        </draw:frame>
        <draw:frame draw:style-name="gr2" draw:text-style-name="P3" draw:layer="layout" svg:width="8.773cm" svg:height="0.39cm" svg:x="1.8cm" svg:y="13.314cm">
          <draw:text-box>
            <text:p text:style-name="P2"><text:span text:style-name="T3">en los granos enteros sugiere que éste puede mediar su efecto </text:span></text:p>
          </draw:text-box>
        </draw:frame>
        <draw:frame draw:style-name="gr2" draw:text-style-name="P3" draw:layer="layout" svg:width="8.917cm" svg:height="0.39cm" svg:x="1.8cm" svg:y="13.737cm">
          <draw:text-box>
            <text:p text:style-name="P2"><text:span text:style-name="T3">favorable en la sensibilidad a la insulina. La complementación </text:span></text:p>
          </draw:text-box>
        </draw:frame>
        <draw:frame draw:style-name="gr2" draw:text-style-name="P3" draw:layer="layout" svg:width="8.96cm" svg:height="0.39cm" svg:x="1.8cm" svg:y="14.16cm">
          <draw:text-box>
            <text:p text:style-name="P2"><text:span text:style-name="T3">oral de magnesio ha demostrado disminuir las concentraciones </text:span></text:p>
          </draw:text-box>
        </draw:frame>
        <draw:frame draw:style-name="gr2" draw:text-style-name="P3" draw:layer="layout" svg:width="8.773cm" svg:height="0.39cm" svg:x="1.8cm" svg:y="14.584cm">
          <draw:text-box>
            <text:p text:style-name="P2"><text:span text:style-name="T3">de glucosa en ayunas y posprandial y la sensibilidad a la insu-</text:span></text:p>
          </draw:text-box>
        </draw:frame>
        <draw:frame draw:style-name="gr2" draw:text-style-name="P3" draw:layer="layout" svg:width="6.42cm" svg:height="0.39cm" svg:x="1.8cm" svg:y="15.007cm">
          <draw:text-box>
            <text:p text:style-name="P2"><text:span text:style-name="T3">lina en pacientes con diabetes mellitus tipo 2.</text:span></text:p>
          </draw:text-box>
        </draw:frame>
        <draw:frame draw:style-name="gr4" draw:text-style-name="P5" draw:layer="layout" svg:width="0.204cm" svg:height="0.225cm" svg:x="8.041cm" svg:y="15.023cm">
          <draw:text-box>
            <text:p text:style-name="P2"><text:span text:style-name="T4">2</text:span></text:p>
          </draw:text-box>
        </draw:frame>
        <draw:frame draw:style-name="gr2" draw:text-style-name="P3" draw:layer="layout" svg:width="0.352cm" svg:height="0.39cm" svg:x="8.144cm" svg:y="15.007cm">
          <draw:text-box>
            <text:p text:style-name="P2"><text:span text:style-name="T3"><text:s/></text:span></text:p>
          </draw:text-box>
        </draw:frame>
        <draw:frame draw:style-name="gr9" draw:text-style-name="P10" draw:layer="layout" svg:width="3.245cm" svg:height="0.556cm" svg:x="4.456cm" svg:y="16.14cm">
          <draw:text-box>
            <text:p text:style-name="P2"><text:span text:style-name="T12">Conclusiones</text:span></text:p>
          </draw:text-box>
        </draw:frame>
        <draw:frame draw:style-name="gr2" draw:text-style-name="P3" draw:layer="layout" svg:width="8.503cm" svg:height="0.39cm" svg:x="1.8cm" svg:y="17.146cm">
          <draw:text-box>
            <text:p text:style-name="P2"><text:span text:style-name="T3">Si se asume que el déficit de magnesio se asocia con mayor </text:span></text:p>
          </draw:text-box>
        </draw:frame>
        <draw:frame draw:style-name="gr2" draw:text-style-name="P3" draw:layer="layout" svg:width="8.151cm" svg:height="0.39cm" svg:x="1.8cm" svg:y="17.57cm">
          <draw:text-box>
            <text:p text:style-name="P2"><text:span text:style-name="T3">riesgo de intolerancia a la glucosa y diabetes, los comple-</text:span></text:p>
          </draw:text-box>
        </draw:frame>
        <draw:frame draw:style-name="gr2" draw:text-style-name="P3" draw:layer="layout" svg:width="8.469cm" svg:height="0.39cm" svg:x="10.75cm" svg:y="2.73cm">
          <draw:text-box>
            <text:p text:style-name="P2"><text:span text:style-name="T3">mentos de este mineral pueden ser una alternativa en la pre-</text:span></text:p>
          </draw:text-box>
        </draw:frame>
        <draw:frame draw:style-name="gr2" draw:text-style-name="P3" draw:layer="layout" svg:width="8.431cm" svg:height="0.39cm" svg:x="10.75cm" svg:y="3.154cm">
          <draw:text-box>
            <text:p text:style-name="P2"><text:span text:style-name="T3">vención de diabetes mellitus tipo 2 y síndrome metabólico, </text:span></text:p>
          </draw:text-box>
        </draw:frame>
        <draw:frame draw:style-name="gr2" draw:text-style-name="P3" draw:layer="layout" svg:width="8.456cm" svg:height="0.39cm" svg:x="10.75cm" svg:y="3.577cm">
          <draw:text-box>
            <text:p text:style-name="P2"><text:span text:style-name="T3">por lo que esta hipótesis debe confirmarse en estudios espe-</text:span></text:p>
          </draw:text-box>
        </draw:frame>
        <draw:frame draw:style-name="gr2" draw:text-style-name="P3" draw:layer="layout" svg:width="6.068cm" svg:height="0.39cm" svg:x="10.75cm" svg:y="4cm">
          <draw:text-box>
            <text:p text:style-name="P2"><text:span text:style-name="T3">cíficos, extensos y debidamente diseñados.</text:span></text:p>
          </draw:text-box>
        </draw:frame>
        <draw:frame draw:style-name="gr2" draw:text-style-name="P3" draw:layer="layout" svg:width="1.873cm" svg:height="0.395cm" svg:x="14.025cm" svg:y="5.092cm">
          <draw:text-box>
            <text:p text:style-name="P2"><text:span text:style-name="T13">referencias</text:span></text:p>
          </draw:text-box>
        </draw:frame>
        <draw:frame draw:style-name="gr7" draw:text-style-name="P8" draw:layer="layout" svg:width="0.506cm" svg:height="0.314cm" svg:x="10.75cm" svg:y="5.963cm">
          <draw:text-box>
            <text:p text:style-name="P2"><text:span text:style-name="T8"><text:s text:c="2"/></text:span><text:span text:style-name="T8">1. <text:s/></text:span></text:p>
          </draw:text-box>
        </draw:frame>
        <draw:frame draw:style-name="gr7" draw:text-style-name="P8" draw:layer="layout" svg:width="8.045cm" svg:height="0.314cm" svg:x="11.385cm" svg:y="5.963cm">
          <draw:text-box>
            <text:p text:style-name="P2"><text:span text:style-name="T8">Barbagallo <text:s/>M, <text:s/>Dominguez <text:s/>LJ. <text:s/>Magnesium <text:s/>metabolism <text:s/>in <text:s/>type <text:s/>2 </text:span></text:p>
          </draw:text-box>
        </draw:frame>
        <draw:frame draw:style-name="gr7" draw:text-style-name="P8" draw:layer="layout" svg:width="7.715cm" svg:height="0.314cm" svg:x="11.385cm" svg:y="6.315cm">
          <draw:text-box>
            <text:p text:style-name="P2"><text:span text:style-name="T8">diabetes mellitus, metabolic syndrome and insulin resistance. Arch </text:span></text:p>
          </draw:text-box>
        </draw:frame>
        <draw:frame draw:style-name="gr7" draw:text-style-name="P8" draw:layer="layout" svg:width="4.117cm" svg:height="0.314cm" svg:x="11.385cm" svg:y="6.668cm">
          <draw:text-box>
            <text:p text:style-name="P2"><text:span text:style-name="T8">Biochem Biophys <text:s/>2007;458:40-47.</text:span></text:p>
          </draw:text-box>
        </draw:frame>
        <draw:frame draw:style-name="gr7" draw:text-style-name="P8" draw:layer="layout" svg:width="0.506cm" svg:height="0.314cm" svg:x="10.75cm" svg:y="7.021cm">
          <draw:text-box>
            <text:p text:style-name="P2"><text:span text:style-name="T8"><text:s text:c="2"/></text:span><text:span text:style-name="T8">2. <text:s/></text:span></text:p>
          </draw:text-box>
        </draw:frame>
        <draw:frame draw:style-name="gr7" draw:text-style-name="P8" draw:layer="layout" svg:width="7.99cm" svg:height="0.314cm" svg:x="11.385cm" svg:y="7.021cm">
          <draw:text-box>
            <text:p text:style-name="P2"><text:span text:style-name="T8">Barbagallo M, Dominguez LJ, Resnick LM. Magnesium Metabolism </text:span></text:p>
          </draw:text-box>
        </draw:frame>
        <draw:frame draw:style-name="gr7" draw:text-style-name="P8" draw:layer="layout" svg:width="7.618cm" svg:height="0.314cm" svg:x="11.385cm" svg:y="7.374cm">
          <draw:text-box>
            <text:p text:style-name="P2"><text:span text:style-name="T8">in Hypertension and Type 2 Diabetes Mellitus. Am J Therapeutics </text:span></text:p>
          </draw:text-box>
        </draw:frame>
        <draw:frame draw:style-name="gr7" draw:text-style-name="P8" draw:layer="layout" svg:width="2.055cm" svg:height="0.314cm" svg:x="11.385cm" svg:y="7.726cm">
          <draw:text-box>
            <text:p text:style-name="P2"><text:span text:style-name="T8">2007;14:375-385.</text:span></text:p>
          </draw:text-box>
        </draw:frame>
        <draw:frame draw:style-name="gr7" draw:text-style-name="P8" draw:layer="layout" svg:width="0.506cm" svg:height="0.314cm" svg:x="10.75cm" svg:y="8.079cm">
          <draw:text-box>
            <text:p text:style-name="P2"><text:span text:style-name="T8"><text:s text:c="2"/></text:span><text:span text:style-name="T8">3. <text:s/></text:span></text:p>
          </draw:text-box>
        </draw:frame>
        <draw:frame draw:style-name="gr7" draw:text-style-name="P8" draw:layer="layout" svg:width="8.083cm" svg:height="0.314cm" svg:x="11.385cm" svg:y="8.079cm">
          <draw:text-box>
            <text:p text:style-name="P2"><text:span text:style-name="T8">Guerrero-Romero <text:s/>F, <text:s/>Rodriguez-Morán <text:s/>M. <text:s/>Low <text:s/>serum <text:s/>magnesium </text:span></text:p>
          </draw:text-box>
        </draw:frame>
        <draw:frame draw:style-name="gr7" draw:text-style-name="P8" draw:layer="layout" svg:width="7.406cm" svg:height="0.314cm" svg:x="11.385cm" svg:y="8.432cm">
          <draw:text-box>
            <text:p text:style-name="P2"><text:span text:style-name="T8">levels and metabolic syndrome. Acta Diabetol 2002;39:209-213.</text:span></text:p>
          </draw:text-box>
        </draw:frame>
        <draw:frame draw:style-name="gr7" draw:text-style-name="P8" draw:layer="layout" svg:width="0.506cm" svg:height="0.314cm" svg:x="10.75cm" svg:y="8.785cm">
          <draw:text-box>
            <text:p text:style-name="P2"><text:span text:style-name="T8"><text:s text:c="2"/></text:span><text:span text:style-name="T8">4. <text:s/></text:span></text:p>
          </draw:text-box>
        </draw:frame>
        <draw:frame draw:style-name="gr7" draw:text-style-name="P8" draw:layer="layout" svg:width="1.331cm" svg:height="0.314cm" svg:x="11.385cm" svg:y="8.785cm">
          <draw:text-box>
            <text:p text:style-name="P2"><text:span text:style-name="T8">Barbagallo </text:span></text:p>
          </draw:text-box>
        </draw:frame>
        <draw:frame draw:style-name="gr7" draw:text-style-name="P8" draw:layer="layout" svg:width="0.4cm" svg:height="0.314cm" svg:x="12.821cm" svg:y="8.785cm">
          <draw:text-box>
            <text:p text:style-name="P2"><text:span text:style-name="T8">M, </text:span></text:p>
          </draw:text-box>
        </draw:frame>
        <draw:frame draw:style-name="gr7" draw:text-style-name="P8" draw:layer="layout" svg:width="1.407cm" svg:height="0.314cm" svg:x="13.318cm" svg:y="8.785cm">
          <draw:text-box>
            <text:p text:style-name="P2"><text:span text:style-name="T8">Dominguez </text:span></text:p>
          </draw:text-box>
        </draw:frame>
        <draw:frame draw:style-name="gr7" draw:text-style-name="P8" draw:layer="layout" svg:width="0.43cm" svg:height="0.314cm" svg:x="14.83cm" svg:y="8.785cm">
          <draw:text-box>
            <text:p text:style-name="P2"><text:span text:style-name="T8">LJ, </text:span></text:p>
          </draw:text-box>
        </draw:frame>
        <draw:frame draw:style-name="gr7" draw:text-style-name="P8" draw:layer="layout" svg:width="1.424cm" svg:height="0.314cm" svg:x="15.361cm" svg:y="8.785cm">
          <draw:text-box>
            <text:p text:style-name="P2"><text:span text:style-name="T8">Magnesium </text:span></text:p>
          </draw:text-box>
        </draw:frame>
        <draw:frame draw:style-name="gr7" draw:text-style-name="P8" draw:layer="layout" svg:width="1.403cm" svg:height="0.314cm" svg:x="16.888cm" svg:y="8.785cm">
          <draw:text-box>
            <text:p text:style-name="P2"><text:span text:style-name="T8">and <text:s/>Aging. </text:span></text:p>
          </draw:text-box>
        </draw:frame>
        <draw:frame draw:style-name="gr7" draw:text-style-name="P8" draw:layer="layout" svg:width="0.946cm" svg:height="0.314cm" svg:x="18.421cm" svg:y="8.785cm">
          <draw:text-box>
            <text:p text:style-name="P2"><text:span text:style-name="T8">Current </text:span></text:p>
          </draw:text-box>
        </draw:frame>
        <draw:frame draw:style-name="gr7" draw:text-style-name="P8" draw:layer="layout" svg:width="4.841cm" svg:height="0.314cm" svg:x="11.385cm" svg:y="9.138cm">
          <draw:text-box>
            <text:p text:style-name="P2"><text:span text:style-name="T8">Pharmaceutical Design 2010;16:832-839. </text:span></text:p>
          </draw:text-box>
        </draw:frame>
        <draw:frame draw:style-name="gr7" draw:text-style-name="P8" draw:layer="layout" svg:width="0.506cm" svg:height="0.314cm" svg:x="10.75cm" svg:y="9.49cm">
          <draw:text-box>
            <text:p text:style-name="P2"><text:span text:style-name="T8"><text:s text:c="2"/></text:span><text:span text:style-name="T8">5. <text:s/></text:span></text:p>
          </draw:text-box>
        </draw:frame>
        <draw:frame draw:style-name="gr7" draw:text-style-name="P8" draw:layer="layout" svg:width="8.037cm" svg:height="0.314cm" svg:x="11.385cm" svg:y="9.49cm">
          <draw:text-box>
            <text:p text:style-name="P2"><text:span text:style-name="T8">Barbagallo M, Dominguez LJ, Galioto A, Pineo Antonella, Belvedere </text:span></text:p>
          </draw:text-box>
        </draw:frame>
        <draw:frame draw:style-name="gr7" draw:text-style-name="P8" draw:layer="layout" svg:width="7.817cm" svg:height="0.314cm" svg:x="11.385cm" svg:y="9.843cm">
          <draw:text-box>
            <text:p text:style-name="P2"><text:span text:style-name="T8">M. Oral magnesium supplementation improves vascular function in </text:span></text:p>
          </draw:text-box>
        </draw:frame>
        <draw:frame draw:style-name="gr7" draw:text-style-name="P8" draw:layer="layout" svg:width="6.42cm" svg:height="0.314cm" svg:x="11.385cm" svg:y="10.196cm">
          <draw:text-box>
            <text:p text:style-name="P2"><text:span text:style-name="T8">elderly diabetic patients. Magnes Res 2010;23:131-137.</text:span></text:p>
          </draw:text-box>
        </draw:frame>
        <draw:frame draw:style-name="gr7" draw:text-style-name="P8" draw:layer="layout" svg:width="0.506cm" svg:height="0.314cm" svg:x="10.75cm" svg:y="10.549cm">
          <draw:text-box>
            <text:p text:style-name="P2"><text:span text:style-name="T8"><text:s text:c="2"/></text:span><text:span text:style-name="T8">6. <text:s/></text:span></text:p>
          </draw:text-box>
        </draw:frame>
        <draw:frame draw:style-name="gr7" draw:text-style-name="P8" draw:layer="layout" svg:width="8.253cm" svg:height="0.314cm" svg:x="11.385cm" svg:y="10.549cm">
          <draw:text-box>
            <text:p text:style-name="P2"><text:span text:style-name="T8">Guerrero-Romero F, Rodriguez-Moran M. Hypomagnesemia, oxidative </text:span></text:p>
          </draw:text-box>
        </draw:frame>
        <draw:frame draw:style-name="gr7" draw:text-style-name="P8" draw:layer="layout" svg:width="8.299cm" svg:height="0.314cm" svg:x="11.385cm" svg:y="10.901cm">
          <draw:text-box>
            <text:p text:style-name="P2"><text:span text:style-name="T8">stress, <text:s/>inflammation, <text:s/>and <text:s/>metabolic <text:s/>syndrome. <text:s/>Diabetes <text:s/>Metab <text:s/>Res </text:span></text:p>
          </draw:text-box>
        </draw:frame>
        <draw:frame draw:style-name="gr7" draw:text-style-name="P8" draw:layer="layout" svg:width="2.589cm" svg:height="0.314cm" svg:x="11.385cm" svg:y="11.254cm">
          <draw:text-box>
            <text:p text:style-name="P2"><text:span text:style-name="T8">Rev 2006;22:471-476.</text:span></text:p>
          </draw:text-box>
        </draw:frame>
        <draw:frame draw:style-name="gr7" draw:text-style-name="P8" draw:layer="layout" svg:width="0.506cm" svg:height="0.314cm" svg:x="10.75cm" svg:y="11.607cm">
          <draw:text-box>
            <text:p text:style-name="P2"><text:span text:style-name="T8"><text:s text:c="2"/></text:span><text:span text:style-name="T8">7. <text:s/></text:span></text:p>
          </draw:text-box>
        </draw:frame>
        <draw:frame draw:style-name="gr7" draw:text-style-name="P8" draw:layer="layout" svg:width="7.893cm" svg:height="0.314cm" svg:x="11.385cm" svg:y="11.607cm">
          <draw:text-box>
            <text:p text:style-name="P2"><text:span text:style-name="T8">Lopez-Ridaura <text:s/>R, <text:s/>Willett <text:s/>WC, <text:s/>Rimm <text:s/>EB, <text:s/>Liu <text:s/>S, <text:s/>Stampfer <text:s/>MJ, </text:span></text:p>
          </draw:text-box>
        </draw:frame>
        <draw:frame draw:style-name="gr7" draw:text-style-name="P8" draw:layer="layout" svg:width="7.872cm" svg:height="0.314cm" svg:x="11.385cm" svg:y="11.96cm">
          <draw:text-box>
            <text:p text:style-name="P2"><text:span text:style-name="T8">Manson JE, et al. Magnesium Intake and Risk of Type 2 Diabetes in </text:span></text:p>
          </draw:text-box>
        </draw:frame>
        <draw:frame draw:style-name="gr7" draw:text-style-name="P8" draw:layer="layout" svg:width="5.908cm" svg:height="0.314cm" svg:x="11.385cm" svg:y="12.313cm">
          <draw:text-box>
            <text:p text:style-name="P2"><text:span text:style-name="T8">Men and Women. Diabetes Care 2004;27:134-140. </text:span></text:p>
          </draw:text-box>
        </draw:frame>
        <draw:frame draw:style-name="gr7" draw:text-style-name="P8" draw:layer="layout" svg:width="0.506cm" svg:height="0.314cm" svg:x="10.75cm" svg:y="12.665cm">
          <draw:text-box>
            <text:p text:style-name="P2"><text:span text:style-name="T8"><text:s text:c="2"/></text:span><text:span text:style-name="T8">8. <text:s/></text:span></text:p>
          </draw:text-box>
        </draw:frame>
        <draw:frame draw:style-name="gr7" draw:text-style-name="P8" draw:layer="layout" svg:width="7.542cm" svg:height="0.314cm" svg:x="11.385cm" svg:y="12.665cm">
          <draw:text-box>
            <text:p text:style-name="P2"><text:span text:style-name="T8">He K, Liu K, Daviglus ML, Morris SJ, Loria CM, Van Horn L, et </text:span></text:p>
          </draw:text-box>
        </draw:frame>
        <draw:frame draw:style-name="gr7" draw:text-style-name="P8" draw:layer="layout" svg:width="7.935cm" svg:height="0.314cm" svg:x="11.385cm" svg:y="13.018cm">
          <draw:text-box>
            <text:p text:style-name="P2"><text:span text:style-name="T8">al. Magnesium Intake and Incidence of Metabolic Syndrome Among </text:span></text:p>
          </draw:text-box>
        </draw:frame>
        <draw:frame draw:style-name="gr7" draw:text-style-name="P8" draw:layer="layout" svg:width="5.62cm" svg:height="0.314cm" svg:x="11.385cm" svg:y="13.371cm">
          <draw:text-box>
            <text:p text:style-name="P2"><text:span text:style-name="T8">Young Adults. Circulation 2006;113:1675-1682. </text:span></text:p>
          </draw:text-box>
        </draw:frame>
        <draw:frame draw:style-name="gr7" draw:text-style-name="P8" draw:layer="layout" svg:width="0.506cm" svg:height="0.314cm" svg:x="10.75cm" svg:y="13.724cm">
          <draw:text-box>
            <text:p text:style-name="P2"><text:span text:style-name="T8"><text:s text:c="2"/></text:span><text:span text:style-name="T8">9. <text:s/></text:span></text:p>
          </draw:text-box>
        </draw:frame>
        <draw:frame draw:style-name="gr7" draw:text-style-name="P8" draw:layer="layout" svg:width="7.876cm" svg:height="0.314cm" svg:x="11.385cm" svg:y="13.724cm">
          <draw:text-box>
            <text:p text:style-name="P2"><text:span text:style-name="T8">Song <text:s/>Y, <text:s/>Ridker <text:s/>PM, <text:s/>Manson <text:s/>JE, <text:s/>Cook <text:s/>NR, <text:s/>Buring <text:s/>JE, <text:s/>Liu <text:s/>S. </text:span></text:p>
          </draw:text-box>
        </draw:frame>
        <draw:frame draw:style-name="gr7" draw:text-style-name="P8" draw:layer="layout" svg:width="1.424cm" svg:height="0.314cm" svg:x="11.385cm" svg:y="14.076cm">
          <draw:text-box>
            <text:p text:style-name="P2"><text:span text:style-name="T8">Magnesium </text:span></text:p>
          </draw:text-box>
        </draw:frame>
        <draw:frame draw:style-name="gr7" draw:text-style-name="P8" draw:layer="layout" svg:width="0.861cm" svg:height="0.314cm" svg:x="12.926cm" svg:y="14.076cm">
          <draw:text-box>
            <text:p text:style-name="P2"><text:span text:style-name="T8">Intake, </text:span></text:p>
          </draw:text-box>
        </draw:frame>
        <draw:frame draw:style-name="gr7" draw:text-style-name="P8" draw:layer="layout" svg:width="1.361cm" svg:height="0.314cm" svg:x="13.905cm" svg:y="14.076cm">
          <draw:text-box>
            <text:p text:style-name="P2"><text:span text:style-name="T8">C-Reactive </text:span></text:p>
          </draw:text-box>
        </draw:frame>
        <draw:frame draw:style-name="gr7" draw:text-style-name="P8" draw:layer="layout" svg:width="0.971cm" svg:height="0.314cm" svg:x="15.386cm" svg:y="14.076cm">
          <draw:text-box>
            <text:p text:style-name="P2"><text:span text:style-name="T8">Protein, </text:span></text:p>
          </draw:text-box>
        </draw:frame>
        <draw:frame draw:style-name="gr7" draw:text-style-name="P8" draw:layer="layout" svg:width="0.489cm" svg:height="0.314cm" svg:x="16.478cm" svg:y="14.076cm">
          <draw:text-box>
            <text:p text:style-name="P2"><text:span text:style-name="T8">and </text:span></text:p>
          </draw:text-box>
        </draw:frame>
        <draw:frame draw:style-name="gr7" draw:text-style-name="P8" draw:layer="layout" svg:width="0.425cm" svg:height="0.314cm" svg:x="17.077cm" svg:y="14.076cm">
          <draw:text-box>
            <text:p text:style-name="P2"><text:span text:style-name="T8">the </text:span></text:p>
          </draw:text-box>
        </draw:frame>
        <draw:frame draw:style-name="gr7" draw:text-style-name="P8" draw:layer="layout" svg:width="1.327cm" svg:height="0.314cm" svg:x="17.613cm" svg:y="14.076cm">
          <draw:text-box>
            <text:p text:style-name="P2"><text:span text:style-name="T8">Prevalence </text:span></text:p>
          </draw:text-box>
        </draw:frame>
        <draw:frame draw:style-name="gr7" draw:text-style-name="P8" draw:layer="layout" svg:width="0.311cm" svg:height="0.314cm" svg:x="19.063cm" svg:y="14.076cm">
          <draw:text-box>
            <text:p text:style-name="P2"><text:span text:style-name="T8">of </text:span></text:p>
          </draw:text-box>
        </draw:frame>
        <draw:frame draw:style-name="gr7" draw:text-style-name="P8" draw:layer="layout" svg:width="1.238cm" svg:height="0.314cm" svg:x="11.385cm" svg:y="14.429cm">
          <draw:text-box>
            <text:p text:style-name="P2"><text:span text:style-name="T8">Metabolic </text:span></text:p>
          </draw:text-box>
        </draw:frame>
        <draw:frame draw:style-name="gr7" draw:text-style-name="P8" draw:layer="layout" svg:width="1.247cm" svg:height="0.314cm" svg:x="12.733cm" svg:y="14.429cm">
          <draw:text-box>
            <text:p text:style-name="P2"><text:span text:style-name="T8">Syndrome </text:span></text:p>
          </draw:text-box>
        </draw:frame>
        <draw:frame draw:style-name="gr7" draw:text-style-name="P8" draw:layer="layout" svg:width="0.298cm" svg:height="0.314cm" svg:x="14.095cm" svg:y="14.429cm">
          <draw:text-box>
            <text:p text:style-name="P2"><text:span text:style-name="T8">in </text:span></text:p>
          </draw:text-box>
        </draw:frame>
        <draw:frame draw:style-name="gr7" draw:text-style-name="P8" draw:layer="layout" svg:width="1.615cm" svg:height="0.314cm" svg:x="14.499cm" svg:y="14.429cm">
          <draw:text-box>
            <text:p text:style-name="P2"><text:span text:style-name="T8">Middle-Aged </text:span></text:p>
          </draw:text-box>
        </draw:frame>
        <draw:frame draw:style-name="gr7" draw:text-style-name="P8" draw:layer="layout" svg:width="0.489cm" svg:height="0.314cm" svg:x="16.229cm" svg:y="14.429cm">
          <draw:text-box>
            <text:p text:style-name="P2"><text:span text:style-name="T8">and </text:span></text:p>
          </draw:text-box>
        </draw:frame>
        <draw:frame draw:style-name="gr7" draw:text-style-name="P8" draw:layer="layout" svg:width="0.722cm" svg:height="0.314cm" svg:x="16.824cm" svg:y="14.429cm">
          <draw:text-box>
            <text:p text:style-name="P2"><text:span text:style-name="T8">Older </text:span></text:p>
          </draw:text-box>
        </draw:frame>
        <draw:frame draw:style-name="gr7" draw:text-style-name="P8" draw:layer="layout" svg:width="0.578cm" svg:height="0.314cm" svg:x="17.659cm" svg:y="14.429cm">
          <draw:text-box>
            <text:p text:style-name="P2"><text:span text:style-name="T8">U.S. </text:span></text:p>
          </draw:text-box>
        </draw:frame>
        <draw:frame draw:style-name="gr7" draw:text-style-name="P8" draw:layer="layout" svg:width="1.022cm" svg:height="0.314cm" svg:x="18.346cm" svg:y="14.429cm">
          <draw:text-box>
            <text:p text:style-name="P2"><text:span text:style-name="T8">Women. </text:span></text:p>
          </draw:text-box>
        </draw:frame>
        <draw:frame draw:style-name="gr7" draw:text-style-name="P8" draw:layer="layout" svg:width="4.024cm" svg:height="0.314cm" svg:x="11.385cm" svg:y="14.782cm">
          <draw:text-box>
            <text:p text:style-name="P2"><text:span text:style-name="T8">Diabetes Care 2005;28:1438-1444.</text:span></text:p>
          </draw:text-box>
        </draw:frame>
        <draw:frame draw:style-name="gr7" draw:text-style-name="P8" draw:layer="layout" svg:width="0.506cm" svg:height="0.314cm" svg:x="10.75cm" svg:y="15.135cm">
          <draw:text-box>
            <text:p text:style-name="P2"><text:span text:style-name="T8">10. <text:s/></text:span></text:p>
          </draw:text-box>
        </draw:frame>
        <draw:frame draw:style-name="gr7" draw:text-style-name="P8" draw:layer="layout" svg:width="8.071cm" svg:height="0.314cm" svg:x="11.385cm" svg:y="15.135cm">
          <draw:text-box>
            <text:p text:style-name="P2"><text:span text:style-name="T8">Chacko <text:s/>SA, <text:s/>Song <text:s/>Y, <text:s/>Nathan <text:s/>L, <text:s/>Tinker <text:s/>L, <text:s/>de <text:s/>Boer <text:s/>IH, <text:s/>Tylavsky </text:span></text:p>
          </draw:text-box>
        </draw:frame>
        <draw:frame draw:style-name="gr7" draw:text-style-name="P8" draw:layer="layout" svg:width="7.516cm" svg:height="0.314cm" svg:x="11.385cm" svg:y="15.488cm">
          <draw:text-box>
            <text:p text:style-name="P2"><text:span text:style-name="T8">F, et al. Relations of Dietary Magnesium Intake to Biomarkers of </text:span></text:p>
          </draw:text-box>
        </draw:frame>
        <draw:frame draw:style-name="gr7" draw:text-style-name="P8" draw:layer="layout" svg:width="7.846cm" svg:height="0.314cm" svg:x="11.385cm" svg:y="15.84cm">
          <draw:text-box>
            <text:p text:style-name="P2"><text:span text:style-name="T8">Inflammation and Endothelial Dysfunction in an Ethnically Diverse </text:span></text:p>
          </draw:text-box>
        </draw:frame>
        <draw:frame draw:style-name="gr7" draw:text-style-name="P8" draw:layer="layout" svg:width="7.787cm" svg:height="0.314cm" svg:x="11.385cm" svg:y="16.193cm">
          <draw:text-box>
            <text:p text:style-name="P2"><text:span text:style-name="T8">Cohort <text:s/>of <text:s/>Postmenopausal <text:s/>Women. <text:s/>Diabetes <text:s/>Care <text:s/>2010;33:304-</text:span></text:p>
          </draw:text-box>
        </draw:frame>
        <draw:frame draw:style-name="gr7" draw:text-style-name="P8" draw:layer="layout" svg:width="0.578cm" svg:height="0.314cm" svg:x="11.385cm" svg:y="16.546cm">
          <draw:text-box>
            <text:p text:style-name="P2"><text:span text:style-name="T8">310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6cm" fo:margin-right="1cm" fo:page-width="21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5T12:27:05.724061450</dc:date>
    <meta:editing-duration>PT3M59S</meta:editing-duration>
    <meta:editing-cycles>2</meta:editing-cycles>
    <meta:generator>LibreOffice/5.2.7.2$Linux_x86 LibreOffice_project/2b7f1e640c46ceb28adf43ee075a6e8b8439ed10</meta:generator>
    <meta:document-statistic meta:object-count="370"/>
  </office:meta>
</office:document-meta>
</file>